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pitch="variable"/>
    <style:font-face style:name="Arial Unicode MS" svg:font-family="'Arial Unicode MS'" style:font-family-generic="system"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athematicaSans" svg:font-family="MathematicaSans" style:font-pitch="variable"/>
    <style:font-face style:name="MathematicaSans1" svg:font-family="MathematicaSans"/>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2.148cm" fo:min-width="2.458cm" fo:padding-top="0.014cm" fo:padding-bottom="0.014cm" fo:padding-left="0.014cm" fo:padding-right="0.014cm"/>
    </style:style>
    <style:style style:name="gr2" style:family="graphic" style:parent-style-name="standard">
      <style:graphic-properties draw:stroke="solid" svg:stroke-width="0.05cm" svg:stroke-color="#0000ff" draw:stroke-linejoin="miter" svg:stroke-linecap="square" draw:fill="none" fo:padding-top="0.025cm" fo:padding-bottom="0.025cm" fo:padding-left="0.025cm" fo:padding-right="0.025cm"/>
    </style:style>
    <style:style style:name="gr3" style:family="graphic" style:parent-style-name="standard">
      <style:graphic-properties draw:stroke="none" draw:fill="solid" draw:fill-color="#0000ff"/>
    </style:style>
    <style:style style:name="gr4" style:family="graphic" style:parent-style-name="standard">
      <style:graphic-properties draw:stroke="none" draw:fill="none" draw:textarea-horizontal-align="left" draw:textarea-vertical-align="top" draw:auto-grow-height="true" draw:auto-grow-width="true" fo:min-height="0.54cm" fo:min-width="0.54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761cm" fo:min-width="0.761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paragraph-properties style:writing-mode="lr-tb"/>
    </style:style>
    <style:style style:name="gr7" style:family="graphic" style:parent-style-name="standard">
      <style:graphic-properties draw:stroke="solid" svg:stroke-width="0.05cm" svg:stroke-color="#000000" draw:stroke-linejoin="miter" svg:stroke-linecap="square" draw:fill="none" fo:padding-top="0.025cm" fo:padding-bottom="0.025cm" fo:padding-left="0.025cm" fo:padding-right="0.025cm"/>
    </style:style>
    <style:style style:name="gr8" style:family="graphic" style:parent-style-name="standard">
      <style:graphic-properties draw:stroke="solid" svg:stroke-width="0.05cm" svg:stroke-color="#000000" draw:stroke-linejoin="miter" svg:stroke-linecap="butt" draw:fill="none" fo:padding-top="0.025cm" fo:padding-bottom="0.025cm" fo:padding-left="0.025cm" fo:padding-right="0.025cm"/>
    </style:style>
    <style:style style:name="gr9" style:family="graphic" style:parent-style-name="standard">
      <style:graphic-properties draw:stroke="none" draw:fill="none" draw:textarea-horizontal-align="left" draw:textarea-vertical-align="top" draw:auto-grow-height="true" draw:auto-grow-width="true" fo:min-height="0.431cm" fo:min-width="0.431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05cm" fo:min-width="0.405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06cm" fo:min-width="0.306cm" fo:padding-top="0cm" fo:padding-bottom="0cm" fo:padding-left="0cm" fo:padding-right="0cm"/>
      <style:paragraph-properties style:writing-mode="lr-tb"/>
    </style:style>
    <style:style style:name="gr12" style:family="graphic" style:parent-style-name="standard">
      <style:graphic-properties draw:stroke="solid" svg:stroke-width="0.018cm" svg:stroke-color="#ff0000" draw:marker-start-width="0.152cm" draw:marker-end-width="0.152cm" draw:stroke-linejoin="miter" svg:stroke-linecap="square" draw:fill="none" draw:opacity="100%" fo:padding-top="0.009cm" fo:padding-bottom="0.009cm" fo:padding-left="0.009cm" fo:padding-right="0.009cm"/>
    </style:style>
    <style:style style:name="gr13" style:family="graphic" style:parent-style-name="standard">
      <style:graphic-properties draw:stroke="solid" svg:stroke-width="0.018cm" svg:stroke-color="#0000ff" draw:marker-start-width="0.152cm" draw:marker-end-width="0.152cm" draw:stroke-linejoin="miter" svg:stroke-linecap="square" draw:fill="none" draw:opacity="100%" fo:padding-top="0.009cm" fo:padding-bottom="0.009cm" fo:padding-left="0.009cm" fo:padding-right="0.009cm"/>
    </style:style>
    <style:style style:name="gr14" style:family="graphic" style:parent-style-name="standard">
      <style:graphic-properties draw:stroke="solid" svg:stroke-width="0.018cm" svg:stroke-color="#ff0000" draw:marker-start-width="0.17cm" draw:marker-end-width="0.17cm" draw:stroke-linejoin="miter" svg:stroke-linecap="square" draw:fill="none" draw:fill-color="#ffffff" draw:opacity="100%" fo:padding-top="0.009cm" fo:padding-bottom="0.009cm" fo:padding-left="0.009cm" fo:padding-right="0.009cm"/>
    </style:style>
    <style:style style:name="gr15" style:family="graphic" style:parent-style-name="standard">
      <style:graphic-properties draw:stroke="none" svg:stroke-width="0.018cm" draw:marker-start-width="0.227cm" draw:marker-end-width="0.227cm" draw:fill="none" draw:fill-color="#ffffff" draw:opacity="100%"/>
    </style:style>
    <style:style style:name="gr16" style:family="graphic" style:parent-style-name="standard">
      <style:graphic-properties draw:stroke="solid" svg:stroke-width="0.018cm" svg:stroke-color="#ff0000" draw:marker-start-width="0.17cm" draw:marker-end-width="0.17cm" draw:stroke-linejoin="miter" svg:stroke-linecap="square" draw:fill="none" draw:opacity="100%" fo:padding-top="0.009cm" fo:padding-bottom="0.009cm" fo:padding-left="0.009cm" fo:padding-right="0.009cm"/>
    </style:style>
    <style:style style:name="gr17" style:family="graphic" style:parent-style-name="standard">
      <style:graphic-properties draw:stroke="solid" svg:stroke-width="0.018cm" svg:stroke-color="#ffffff" draw:marker-start-width="0.152cm" draw:marker-end-width="0.152cm" draw:stroke-linejoin="miter" svg:stroke-linecap="square" draw:fill="none" draw:fill-color="#ffffff" draw:opacity="100%" fo:padding-top="0.009cm" fo:padding-bottom="0.009cm" fo:padding-left="0.009cm" fo:padding-right="0.009cm"/>
    </style:style>
    <style:style style:name="gr18" style:family="graphic" style:parent-style-name="standard">
      <style:graphic-properties draw:stroke="solid" svg:stroke-width="0.018cm" svg:stroke-color="#0000ff" draw:marker-start-width="0.17cm" draw:marker-end-width="0.17cm" draw:stroke-linejoin="miter" svg:stroke-linecap="square" draw:fill="none" draw:opacity="100%" fo:padding-top="0.009cm" fo:padding-bottom="0.009cm" fo:padding-left="0.009cm" fo:padding-right="0.009cm"/>
    </style:style>
    <style:style style:name="gr19" style:family="graphic" style:parent-style-name="standard">
      <style:graphic-properties draw:stroke="solid" svg:stroke-width="0.018cm" svg:stroke-color="#ffffff" draw:marker-start-width="0.152cm" draw:marker-end-width="0.152cm" draw:stroke-linejoin="miter" svg:stroke-linecap="square" draw:fill="none" draw:opacity="100%" fo:padding-top="0.009cm" fo:padding-bottom="0.009cm" fo:padding-left="0.009cm" fo:padding-right="0.009cm"/>
    </style:style>
    <style:style style:name="gr20" style:family="graphic" style:parent-style-name="standard">
      <style:graphic-properties draw:stroke="none" draw:fill-color="#ff0000" draw:opacity="15%" draw:textarea-horizontal-align="justify" draw:textarea-vertical-align="middle" draw:auto-grow-height="false" fo:min-height="1.088cm" fo:min-width="1.295cm"/>
    </style:style>
    <style:style style:name="gr21" style:family="graphic" style:parent-style-name="standard">
      <style:graphic-properties draw:stroke="none" draw:fill-color="#2a6099" draw:opacity="30%" draw:textarea-horizontal-align="justify" draw:textarea-vertical-align="middle" draw:auto-grow-height="false" fo:min-height="0.589cm" fo:min-width="0.673cm"/>
    </style:style>
    <style:style style:name="gr22" style:family="graphic" style:parent-style-name="objectwithoutfill">
      <style:graphic-properties svg:stroke-width="0.053cm" svg:stroke-color="#000000" draw:marker-start-width="0.279cm" draw:marker-end="Arrowheads_20_1" draw:marker-end-width="0.379cm" draw:fill="none" draw:textarea-horizontal-align="center" draw:textarea-vertical-align="middle" fo:padding-top="0.026cm" fo:padding-bottom="0.026cm" fo:padding-left="0.026cm" fo:padding-right="0.026cm"/>
    </style:style>
    <style:style style:name="P1" style:family="paragraph">
      <loext:graphic-properties draw:fill="none"/>
      <style:paragraph-properties fo:text-align="center"/>
    </style:style>
    <style:style style:name="P2" style:family="paragraph">
      <loext:graphic-properties draw:fill="none"/>
    </style:style>
    <style:style style:name="P3" style:family="paragraph">
      <loext:graphic-properties draw:fill="solid" draw:fill-color="#0000ff"/>
    </style:style>
    <style:style style:name="P4" style:family="paragraph">
      <style:paragraph-properties fo:text-align="start" style:writing-mode="lr-tb"/>
    </style:style>
    <style:style style:name="P5" style:family="paragraph">
      <loext:graphic-properties draw:fill="none"/>
      <style:text-properties fo:font-size="15.3999996185303pt" style:font-size-asian="15.3999996185303pt" style:font-size-complex="15.3999996185303pt"/>
    </style:style>
    <style:style style:name="P6" style:family="paragraph">
      <loext:graphic-properties draw:fill="none"/>
      <style:text-properties fo:font-size="21.6000003814697pt" style:font-size-asian="21.6000003814697pt" style:font-size-complex="21.6000003814697pt"/>
    </style:style>
    <style:style style:name="P7" style:family="paragraph">
      <loext:graphic-properties draw:fill="none"/>
      <style:text-properties fo:font-size="14.3999996185303pt" style:font-size-asian="14.3999996185303pt" style:font-size-complex="14.3999996185303pt"/>
    </style:style>
    <style:style style:name="P8" style:family="paragraph">
      <loext:graphic-properties draw:fill="none"/>
      <style:text-properties fo:font-size="12.1999998092651pt" style:font-size-asian="12.1999998092651pt" style:font-size-complex="12.1999998092651pt"/>
    </style:style>
    <style:style style:name="P9" style:family="paragraph">
      <loext:graphic-properties draw:fill="none"/>
      <style:text-properties fo:font-size="11.5pt" style:font-size-asian="11.5pt" style:font-size-complex="11.5pt"/>
    </style:style>
    <style:style style:name="P10" style:family="paragraph">
      <loext:graphic-properties draw:fill="none"/>
      <style:text-properties fo:font-size="8.69999980926514pt" style:font-size-asian="8.69999980926514pt" style:font-size-complex="8.69999980926514pt"/>
    </style:style>
    <style:style style:name="P11" style:family="paragraph">
      <loext:graphic-properties draw:fill="none" draw:opacity="100%"/>
    </style:style>
    <style:style style:name="P12" style:family="paragraph">
      <loext:graphic-properties draw:fill="none" draw:fill-color="#ffffff" draw:opacity="100%"/>
    </style:style>
    <style:style style:name="P13" style:family="paragraph">
      <loext:graphic-properties draw:fill-color="#ff0000" draw:opacity="15%"/>
      <style:paragraph-properties fo:text-align="center"/>
    </style:style>
    <style:style style:name="P14" style:family="paragraph">
      <loext:graphic-properties draw:fill-color="#2a6099" draw:opacity="30%"/>
      <style:paragraph-properties fo:text-align="center"/>
    </style:style>
    <style:style style:name="T1" style:family="text">
      <style:text-properties fo:color="#000000" loext:opacity="100%" style:font-name="Arial1" fo:font-size="15.3999996185303pt" fo:font-weight="bold" style:font-size-asian="15.3999996185303pt" style:font-weight-asian="bold" style:font-name-complex="Arial1" style:font-size-complex="15.3999996185303pt" style:font-weight-complex="bold"/>
    </style:style>
    <style:style style:name="T2" style:family="text">
      <style:text-properties fo:color="#000000" loext:opacity="100%" style:font-name="Arial1" fo:font-size="21.6000003814697pt" fo:font-weight="bold" style:font-size-asian="21.6000003814697pt" style:font-weight-asian="bold" style:font-name-complex="Arial1" style:font-size-complex="21.6000003814697pt" style:font-weight-complex="bold"/>
    </style:style>
    <style:style style:name="T3" style:family="text">
      <style:text-properties fo:color="#000000" loext:opacity="100%" style:font-name="Arial1" fo:font-size="21.6000003814697pt" fo:font-style="italic" fo:font-weight="bold" style:font-size-asian="21.6000003814697pt" style:font-style-asian="italic" style:font-weight-asian="bold" style:font-name-complex="Arial1" style:font-size-complex="21.6000003814697pt" style:font-style-complex="italic" style:font-weight-complex="bold"/>
    </style:style>
    <style:style style:name="T4" style:family="text">
      <style:text-properties fo:color="#000000" loext:opacity="100%" style:font-name="MathematicaSans1" fo:font-size="14.3999996185303pt" fo:font-weight="bold" style:font-size-asian="14.3999996185303pt" style:font-weight-asian="bold" style:font-name-complex="MathematicaSans1" style:font-size-complex="14.3999996185303pt" style:font-weight-complex="bold"/>
    </style:style>
    <style:style style:name="T5" style:family="text">
      <style:text-properties fo:color="#000000" loext:opacity="100%" style:font-name="Arial1" fo:font-size="12.1999998092651pt" fo:font-weight="bold" style:font-size-asian="12.1999998092651pt" style:font-weight-asian="bold" style:font-name-complex="Arial1" style:font-size-complex="12.1999998092651pt" style:font-weight-complex="bold"/>
    </style:style>
    <style:style style:name="T6" style:family="text">
      <style:text-properties fo:color="#000000" loext:opacity="100%" style:font-name="MathematicaSans1" fo:font-size="11.5pt" fo:font-weight="bold" style:font-size-asian="11.5pt" style:font-weight-asian="bold" style:font-name-complex="MathematicaSans1" style:font-size-complex="11.5pt" style:font-weight-complex="bold"/>
    </style:style>
    <style:style style:name="T7" style:family="text">
      <style:text-properties fo:color="#000000" loext:opacity="100%" style:font-name="Arial1" fo:font-size="12.1999998092651pt" fo:font-style="italic" fo:font-weight="bold" style:font-size-asian="12.1999998092651pt" style:font-style-asian="italic" style:font-weight-asian="bold" style:font-name-complex="Arial1" style:font-size-complex="12.1999998092651pt" style:font-style-complex="italic" style:font-weight-complex="bold"/>
    </style:style>
    <style:style style:name="T8" style:family="text">
      <style:text-properties fo:color="#000000" loext:opacity="100%" style:font-name="Arial1" fo:font-size="8.69999980926514pt" fo:font-weight="bold" style:font-size-asian="8.69999980926514pt" style:font-weight-asian="bold" style:font-name-complex="Arial1" style:font-size-complex="8.699999809265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custom-shape draw:style-name="gr1" draw:text-style-name="P1" draw:layer="layout" svg:width="2.486cm" svg:height="2.176cm" svg:x="6.097cm" svg:y="2.222cm">
          <text:p/>
          <draw:enhanced-geometry svg:viewBox="0 0 21600 21600" draw:mirror-horizontal="false" draw:mirror-vertical="false" draw:type="rectangle" draw:enhanced-path="M 0 0 L 21600 0 21600 21600 0 21600 0 0 Z N"/>
        </draw:custom-shape>
        <draw:polyline draw:style-name="gr2" draw:text-style-name="P2" draw:layer="layout" svg:width="6.849cm" svg:height="2.173cm" svg:x="1.869cm" svg:y="1.287cm" svg:viewBox="0 0 6850 2174" draw:points="0,2174 1370,1615 2741,1008 4111,377 5481,0 6850,134">
          <text:p/>
        </draw:polyline>
        <draw:path draw:style-name="gr3" draw:text-style-name="P3" draw:layer="layout" svg:width="0.244cm" svg:height="0.244cm" svg:x="1.747cm" svg:y="3.338cm" svg:viewBox="0 0 245 245" svg:d="M245 122c0-32-13-63-36-86s-54-36-86-36-64 13-87 36-36 54-36 86c0 33 13 65 36 88 23 22 55 35 87 35s63-13 86-35c23-23 36-55 36-88z">
          <text:p/>
        </draw:path>
        <draw:path draw:style-name="gr3" draw:text-style-name="P3" draw:layer="layout" svg:width="0.244cm" svg:height="0.244cm" svg:x="3.117cm" svg:y="2.78cm" svg:viewBox="0 0 245 245" svg:d="M245 123c0-32-13-63-36-86-23-24-55-37-87-37-33 0-64 13-86 37-23 23-36 54-36 86s13 63 36 86c22 23 53 36 86 36 32 0 64-13 87-36s36-54 36-86z">
          <text:p/>
        </draw:path>
        <draw:path draw:style-name="gr3" draw:text-style-name="P3" draw:layer="layout" svg:width="0.244cm" svg:height="0.244cm" svg:x="4.487cm" svg:y="2.173cm" svg:viewBox="0 0 245 245" svg:d="M245 122c0-32-13-63-36-86s-54-36-86-36c-33 0-64 13-87 36-22 23-36 54-36 86 0 33 14 64 36 87 23 23 54 36 87 36 32 0 63-13 86-36s36-54 36-87z">
          <text:p/>
        </draw:path>
        <draw:path draw:style-name="gr3" draw:text-style-name="P3" draw:layer="layout" svg:width="0.243cm" svg:height="0.244cm" svg:x="5.857cm" svg:y="1.542cm" svg:viewBox="0 0 244 245" svg:d="M244 123c0-33-12-64-35-88-23-22-54-35-86-35-34 0-65 13-88 35-22 24-35 55-35 88 0 32 13 63 35 86 23 23 54 36 88 36 32 0 63-13 86-36s35-54 35-86z">
          <text:p/>
        </draw:path>
        <draw:path draw:style-name="gr3" draw:text-style-name="P3" draw:layer="layout" svg:width="0.243cm" svg:height="0.244cm" svg:x="7.227cm" svg:y="1.165cm" svg:viewBox="0 0 244 245" svg:d="M244 122c0-32-12-63-35-86s-55-36-87-36c-33 0-64 13-87 36s-35 54-35 86c0 33 12 65 35 88 23 22 54 35 87 35 32 0 64-13 87-35 23-23 35-55 35-88z">
          <text:p/>
        </draw:path>
        <draw:path draw:style-name="gr3" draw:text-style-name="P3" draw:layer="layout" svg:width="0.243cm" svg:height="0.244cm" svg:x="8.597cm" svg:y="1.299cm" svg:viewBox="0 0 244 245" svg:d="M244 123c0-32-13-63-35-87-23-23-54-36-87-36-32 0-63 13-86 36-24 24-36 55-36 87s12 63 36 86c23 23 54 36 86 36 33 0 64-13 87-36 22-23 35-54 35-86z">
          <text:p/>
        </draw:path>
        <draw:line draw:style-name="gr2" draw:text-style-name="P2" draw:layer="layout" svg:x1="3.166cm" svg:y1="5.115cm" svg:x2="3.623cm" svg:y2="5.115cm">
          <text:p/>
        </draw:line>
        <draw:path draw:style-name="gr3" draw:text-style-name="P3" draw:layer="layout" svg:width="0.244cm" svg:height="0.244cm" svg:x="3.273cm" svg:y="4.993cm" svg:viewBox="0 0 245 245" svg:d="M245 123c0-33-13-64-36-87s-54-36-86-36-64 13-86 36c-24 23-37 54-37 87 0 32 13 63 37 86 22 23 54 36 86 36s63-13 86-36 36-54 36-86z">
          <text:p/>
        </draw:path>
        <draw:frame draw:style-name="gr4" draw:text-style-name="P5" draw:layer="layout" svg:width="0.904cm" svg:height="0.606cm" svg:x="3.865cm" svg:y="4.437cm">
          <draw:text-box>
            <text:p text:style-name="P4"><text:span text:style-name="T1">183</text:span></text:p>
          </draw:text-box>
        </draw:frame>
        <draw:frame draw:style-name="gr5" draw:text-style-name="P6" draw:layer="layout" svg:width="1.441cm" svg:height="0.852cm" svg:x="4.781cm" svg:y="4.553cm">
          <draw:text-box>
            <text:p text:style-name="P4"><text:span text:style-name="T2">Au</text:span><text:span text:style-name="T3"> i</text:span></text:p>
          </draw:text-box>
        </draw:frame>
        <draw:frame draw:style-name="gr4" draw:text-style-name="P5" draw:layer="layout" svg:width="0.603cm" svg:height="0.606cm" svg:x="6.22cm" svg:y="4.893cm">
          <draw:text-box>
            <text:p text:style-name="P4"><text:span text:style-name="T1">13</text:span></text:p>
          </draw:text-box>
        </draw:frame>
        <draw:frame draw:style-name="gr6" draw:text-style-name="P7" draw:layer="layout" svg:width="0.507cm" svg:height="0.507cm" svg:x="6.822cm" svg:y="5.031cm">
          <draw:text-box>
            <text:p text:style-name="P4"><text:span text:style-name="T4">/</text:span></text:p>
          </draw:text-box>
        </draw:frame>
        <draw:line draw:style-name="gr7" draw:text-style-name="P2" draw:layer="layout" svg:x1="8.864cm" svg:y1="5.852cm" svg:x2="1.581cm" svg:y2="5.852cm">
          <text:p/>
        </draw:line>
        <draw:line draw:style-name="gr7" draw:text-style-name="P2" draw:layer="layout" svg:x1="1.581cm" svg:y1="5.852cm" svg:x2="1.581cm" svg:y2="0.025cm">
          <text:p/>
        </draw:line>
        <draw:line draw:style-name="gr7" draw:text-style-name="P2" draw:layer="layout" svg:x1="1.581cm" svg:y1="0.025cm" svg:x2="8.864cm" svg:y2="0.025cm">
          <text:p/>
        </draw:line>
        <draw:line draw:style-name="gr7" draw:text-style-name="P2" draw:layer="layout" svg:x1="8.864cm" svg:y1="0.025cm" svg:x2="8.864cm" svg:y2="5.852cm">
          <text:p/>
        </draw:line>
        <draw:line draw:style-name="gr8" draw:text-style-name="P2" draw:layer="layout" svg:x1="1.869cm" svg:y1="5.852cm" svg:x2="1.869cm" svg:y2="5.793cm">
          <text:p/>
        </draw:line>
        <draw:line draw:style-name="gr8" draw:text-style-name="P2" draw:layer="layout" svg:x1="2.211cm" svg:y1="5.852cm" svg:x2="2.211cm" svg:y2="5.754cm">
          <text:p/>
        </draw:line>
        <draw:frame draw:style-name="gr4" draw:text-style-name="P5" draw:layer="layout" svg:width="0.54cm" svg:height="0.606cm" svg:x="6.964cm" svg:y="4.893cm">
          <draw:text-box>
            <text:p text:style-name="P4"><text:span text:style-name="T1">2</text:span></text:p>
          </draw:text-box>
        </draw:frame>
        <draw:line draw:style-name="gr8" draw:text-style-name="P2" draw:layer="layout" svg:x1="2.554cm" svg:y1="5.852cm" svg:x2="2.554cm" svg:y2="5.793cm">
          <text:p/>
        </draw:line>
        <draw:line draw:style-name="gr8" draw:text-style-name="P2" draw:layer="layout" svg:x1="2.896cm" svg:y1="5.852cm" svg:x2="2.896cm" svg:y2="5.793cm">
          <text:p/>
        </draw:line>
        <draw:line draw:style-name="gr8" draw:text-style-name="P2" draw:layer="layout" svg:x1="3.239cm" svg:y1="5.852cm" svg:x2="3.239cm" svg:y2="5.793cm">
          <text:p/>
        </draw:line>
        <draw:line draw:style-name="gr8" draw:text-style-name="P2" draw:layer="layout" svg:x1="3.581cm" svg:y1="5.852cm" svg:x2="3.581cm" svg:y2="5.754cm">
          <text:p/>
        </draw:line>
        <draw:frame draw:style-name="gr9" draw:text-style-name="P8" draw:layer="layout" svg:width="0.485cm" svg:height="0.484cm" svg:x="1.972cm" svg:y="5.929cm">
          <draw:text-box>
            <text:p text:style-name="P4"><text:span text:style-name="T5">12</text:span></text:p>
          </draw:text-box>
        </draw:frame>
        <draw:line draw:style-name="gr8" draw:text-style-name="P2" draw:layer="layout" svg:x1="3.924cm" svg:y1="5.852cm" svg:x2="3.924cm" svg:y2="5.793cm">
          <text:p/>
        </draw:line>
        <draw:line draw:style-name="gr8" draw:text-style-name="P2" draw:layer="layout" svg:x1="4.266cm" svg:y1="5.852cm" svg:x2="4.266cm" svg:y2="5.793cm">
          <text:p/>
        </draw:line>
        <draw:line draw:style-name="gr8" draw:text-style-name="P2" draw:layer="layout" svg:x1="4.609cm" svg:y1="5.852cm" svg:x2="4.609cm" svg:y2="5.793cm">
          <text:p/>
        </draw:line>
        <draw:line draw:style-name="gr8" draw:text-style-name="P2" draw:layer="layout" svg:x1="4.951cm" svg:y1="5.852cm" svg:x2="4.951cm" svg:y2="5.754cm">
          <text:p/>
        </draw:line>
        <draw:frame draw:style-name="gr9" draw:text-style-name="P8" draw:layer="layout" svg:width="0.485cm" svg:height="0.484cm" svg:x="3.342cm" svg:y="5.929cm">
          <draw:text-box>
            <text:p text:style-name="P4"><text:span text:style-name="T5">14</text:span></text:p>
          </draw:text-box>
        </draw:frame>
        <draw:line draw:style-name="gr8" draw:text-style-name="P2" draw:layer="layout" svg:x1="5.294cm" svg:y1="5.852cm" svg:x2="5.294cm" svg:y2="5.793cm">
          <text:p/>
        </draw:line>
        <draw:line draw:style-name="gr8" draw:text-style-name="P2" draw:layer="layout" svg:x1="5.636cm" svg:y1="5.852cm" svg:x2="5.636cm" svg:y2="5.793cm">
          <text:p/>
        </draw:line>
        <draw:line draw:style-name="gr8" draw:text-style-name="P2" draw:layer="layout" svg:x1="5.979cm" svg:y1="5.852cm" svg:x2="5.979cm" svg:y2="5.793cm">
          <text:p/>
        </draw:line>
        <draw:line draw:style-name="gr8" draw:text-style-name="P2" draw:layer="layout" svg:x1="6.321cm" svg:y1="5.852cm" svg:x2="6.321cm" svg:y2="5.754cm">
          <text:p/>
        </draw:line>
        <draw:frame draw:style-name="gr9" draw:text-style-name="P8" draw:layer="layout" svg:width="0.485cm" svg:height="0.484cm" svg:x="4.712cm" svg:y="5.929cm">
          <draw:text-box>
            <text:p text:style-name="P4"><text:span text:style-name="T5">16</text:span></text:p>
          </draw:text-box>
        </draw:frame>
        <draw:line draw:style-name="gr8" draw:text-style-name="P2" draw:layer="layout" svg:x1="6.664cm" svg:y1="5.852cm" svg:x2="6.664cm" svg:y2="5.793cm">
          <text:p/>
        </draw:line>
        <draw:line draw:style-name="gr8" draw:text-style-name="P2" draw:layer="layout" svg:x1="7.006cm" svg:y1="5.852cm" svg:x2="7.006cm" svg:y2="5.793cm">
          <text:p/>
        </draw:line>
        <draw:line draw:style-name="gr8" draw:text-style-name="P2" draw:layer="layout" svg:x1="7.349cm" svg:y1="5.852cm" svg:x2="7.349cm" svg:y2="5.793cm">
          <text:p/>
        </draw:line>
        <draw:line draw:style-name="gr8" draw:text-style-name="P2" draw:layer="layout" svg:x1="7.691cm" svg:y1="5.852cm" svg:x2="7.691cm" svg:y2="5.754cm">
          <text:p/>
        </draw:line>
        <draw:frame draw:style-name="gr9" draw:text-style-name="P8" draw:layer="layout" svg:width="0.485cm" svg:height="0.484cm" svg:x="6.081cm" svg:y="5.929cm">
          <draw:text-box>
            <text:p text:style-name="P4"><text:span text:style-name="T5">18</text:span></text:p>
          </draw:text-box>
        </draw:frame>
        <draw:line draw:style-name="gr8" draw:text-style-name="P2" draw:layer="layout" svg:x1="8.033cm" svg:y1="5.852cm" svg:x2="8.033cm" svg:y2="5.793cm">
          <text:p/>
        </draw:line>
        <draw:line draw:style-name="gr8" draw:text-style-name="P2" draw:layer="layout" svg:x1="8.376cm" svg:y1="5.852cm" svg:x2="8.376cm" svg:y2="5.793cm">
          <text:p/>
        </draw:line>
        <draw:line draw:style-name="gr8" draw:text-style-name="P2" draw:layer="layout" svg:x1="8.718cm" svg:y1="5.852cm" svg:x2="8.718cm" svg:y2="5.793cm">
          <text:p/>
        </draw:line>
        <draw:line draw:style-name="gr8" draw:text-style-name="P2" draw:layer="layout" svg:x1="1.581cm" svg:y1="5.852cm" svg:x2="1.678cm" svg:y2="5.852cm">
          <text:p/>
        </draw:line>
        <draw:frame draw:style-name="gr9" draw:text-style-name="P8" draw:layer="layout" svg:width="0.485cm" svg:height="0.484cm" svg:x="7.451cm" svg:y="5.929cm">
          <draw:text-box>
            <text:p text:style-name="P4"><text:span text:style-name="T5">20</text:span></text:p>
          </draw:text-box>
        </draw:frame>
        <draw:line draw:style-name="gr8" draw:text-style-name="P2" draw:layer="layout" svg:x1="1.581cm" svg:y1="5.609cm" svg:x2="1.639cm" svg:y2="5.609cm">
          <text:p/>
        </draw:line>
        <draw:line draw:style-name="gr8" draw:text-style-name="P2" draw:layer="layout" svg:x1="1.581cm" svg:y1="5.366cm" svg:x2="1.639cm" svg:y2="5.366cm">
          <text:p/>
        </draw:line>
        <draw:line draw:style-name="gr8" draw:text-style-name="P2" draw:layer="layout" svg:x1="1.581cm" svg:y1="5.123cm" svg:x2="1.639cm" svg:y2="5.123cm">
          <text:p/>
        </draw:line>
        <draw:line draw:style-name="gr8" draw:text-style-name="P2" draw:layer="layout" svg:x1="1.581cm" svg:y1="4.881cm" svg:x2="1.639cm" svg:y2="4.881cm">
          <text:p/>
        </draw:line>
        <draw:line draw:style-name="gr8" draw:text-style-name="P2" draw:layer="layout" svg:x1="1.581cm" svg:y1="4.638cm" svg:x2="1.678cm" svg:y2="4.638cm">
          <text:p/>
        </draw:line>
        <draw:frame draw:style-name="gr9" draw:text-style-name="P8" draw:layer="layout" svg:width="0.844cm" svg:height="0.484cm" svg:x="0.664cm" svg:y="5.611cm">
          <draw:text-box>
            <text:p text:style-name="P4"><text:span text:style-name="T5">0.30</text:span></text:p>
          </draw:text-box>
        </draw:frame>
        <draw:line draw:style-name="gr8" draw:text-style-name="P2" draw:layer="layout" svg:x1="1.581cm" svg:y1="4.395cm" svg:x2="1.639cm" svg:y2="4.395cm">
          <text:p/>
        </draw:line>
        <draw:line draw:style-name="gr8" draw:text-style-name="P2" draw:layer="layout" svg:x1="1.581cm" svg:y1="4.152cm" svg:x2="1.639cm" svg:y2="4.152cm">
          <text:p/>
        </draw:line>
        <draw:line draw:style-name="gr8" draw:text-style-name="P2" draw:layer="layout" svg:x1="1.581cm" svg:y1="3.909cm" svg:x2="1.639cm" svg:y2="3.909cm">
          <text:p/>
        </draw:line>
        <draw:line draw:style-name="gr8" draw:text-style-name="P2" draw:layer="layout" svg:x1="1.581cm" svg:y1="3.667cm" svg:x2="1.639cm" svg:y2="3.667cm">
          <text:p/>
        </draw:line>
        <draw:line draw:style-name="gr8" draw:text-style-name="P2" draw:layer="layout" svg:x1="1.581cm" svg:y1="3.424cm" svg:x2="1.678cm" svg:y2="3.424cm">
          <text:p/>
        </draw:line>
        <draw:frame draw:style-name="gr9" draw:text-style-name="P8" draw:layer="layout" svg:width="0.844cm" svg:height="0.484cm" svg:x="0.664cm" svg:y="4.397cm">
          <draw:text-box>
            <text:p text:style-name="P4"><text:span text:style-name="T5">0.35</text:span></text:p>
          </draw:text-box>
        </draw:frame>
        <draw:line draw:style-name="gr8" draw:text-style-name="P2" draw:layer="layout" svg:x1="1.581cm" svg:y1="3.181cm" svg:x2="1.639cm" svg:y2="3.181cm">
          <text:p/>
        </draw:line>
        <draw:line draw:style-name="gr8" draw:text-style-name="P2" draw:layer="layout" svg:x1="1.581cm" svg:y1="2.938cm" svg:x2="1.639cm" svg:y2="2.938cm">
          <text:p/>
        </draw:line>
        <draw:line draw:style-name="gr8" draw:text-style-name="P2" draw:layer="layout" svg:x1="1.581cm" svg:y1="2.695cm" svg:x2="1.639cm" svg:y2="2.695cm">
          <text:p/>
        </draw:line>
        <draw:line draw:style-name="gr8" draw:text-style-name="P2" draw:layer="layout" svg:x1="1.581cm" svg:y1="2.453cm" svg:x2="1.639cm" svg:y2="2.453cm">
          <text:p/>
        </draw:line>
        <draw:line draw:style-name="gr8" draw:text-style-name="P2" draw:layer="layout" svg:x1="1.581cm" svg:y1="2.21cm" svg:x2="1.678cm" svg:y2="2.21cm">
          <text:p/>
        </draw:line>
        <draw:frame draw:style-name="gr9" draw:text-style-name="P8" draw:layer="layout" svg:width="0.844cm" svg:height="0.484cm" svg:x="0.664cm" svg:y="3.183cm">
          <draw:text-box>
            <text:p text:style-name="P4"><text:span text:style-name="T5">0.40</text:span></text:p>
          </draw:text-box>
        </draw:frame>
        <draw:line draw:style-name="gr8" draw:text-style-name="P2" draw:layer="layout" svg:x1="1.581cm" svg:y1="1.967cm" svg:x2="1.639cm" svg:y2="1.967cm">
          <text:p/>
        </draw:line>
        <draw:line draw:style-name="gr8" draw:text-style-name="P2" draw:layer="layout" svg:x1="1.581cm" svg:y1="1.724cm" svg:x2="1.639cm" svg:y2="1.724cm">
          <text:p/>
        </draw:line>
        <draw:line draw:style-name="gr8" draw:text-style-name="P2" draw:layer="layout" svg:x1="1.581cm" svg:y1="1.482cm" svg:x2="1.639cm" svg:y2="1.482cm">
          <text:p/>
        </draw:line>
        <draw:line draw:style-name="gr8" draw:text-style-name="P2" draw:layer="layout" svg:x1="1.581cm" svg:y1="1.239cm" svg:x2="1.639cm" svg:y2="1.239cm">
          <text:p/>
        </draw:line>
        <draw:line draw:style-name="gr8" draw:text-style-name="P2" draw:layer="layout" svg:x1="1.581cm" svg:y1="0.996cm" svg:x2="1.678cm" svg:y2="0.996cm">
          <text:p/>
        </draw:line>
        <draw:frame draw:style-name="gr9" draw:text-style-name="P8" draw:layer="layout" svg:width="0.844cm" svg:height="0.484cm" svg:x="0.664cm" svg:y="1.969cm">
          <draw:text-box>
            <text:p text:style-name="P4"><text:span text:style-name="T5">0.45</text:span></text:p>
          </draw:text-box>
        </draw:frame>
        <draw:line draw:style-name="gr8" draw:text-style-name="P2" draw:layer="layout" svg:x1="1.581cm" svg:y1="0.753cm" svg:x2="1.639cm" svg:y2="0.753cm">
          <text:p/>
        </draw:line>
        <draw:line draw:style-name="gr8" draw:text-style-name="P2" draw:layer="layout" svg:x1="1.581cm" svg:y1="0.51cm" svg:x2="1.639cm" svg:y2="0.51cm">
          <text:p/>
        </draw:line>
        <draw:line draw:style-name="gr8" draw:text-style-name="P2" draw:layer="layout" svg:x1="1.581cm" svg:y1="0.268cm" svg:x2="1.639cm" svg:y2="0.268cm">
          <text:p/>
        </draw:line>
        <draw:line draw:style-name="gr8" draw:text-style-name="P2" draw:layer="layout" svg:x1="1.581cm" svg:y1="0.025cm" svg:x2="1.639cm" svg:y2="0.025cm">
          <text:p/>
        </draw:line>
        <draw:line draw:style-name="gr8" draw:text-style-name="P2" draw:layer="layout" svg:x1="1.869cm" svg:y1="0.025cm" svg:x2="1.869cm" svg:y2="0.084cm">
          <text:p/>
        </draw:line>
        <draw:line draw:style-name="gr8" draw:text-style-name="P2" draw:layer="layout" svg:x1="2.211cm" svg:y1="0.025cm" svg:x2="2.211cm" svg:y2="0.123cm">
          <text:p/>
        </draw:line>
        <draw:line draw:style-name="gr8" draw:text-style-name="P2" draw:layer="layout" svg:x1="2.554cm" svg:y1="0.025cm" svg:x2="2.554cm" svg:y2="0.084cm">
          <text:p/>
        </draw:line>
        <draw:line draw:style-name="gr8" draw:text-style-name="P2" draw:layer="layout" svg:x1="2.896cm" svg:y1="0.025cm" svg:x2="2.896cm" svg:y2="0.084cm">
          <text:p/>
        </draw:line>
        <draw:line draw:style-name="gr8" draw:text-style-name="P2" draw:layer="layout" svg:x1="3.239cm" svg:y1="0.025cm" svg:x2="3.239cm" svg:y2="0.084cm">
          <text:p/>
        </draw:line>
        <draw:line draw:style-name="gr8" draw:text-style-name="P2" draw:layer="layout" svg:x1="3.581cm" svg:y1="0.025cm" svg:x2="3.581cm" svg:y2="0.123cm">
          <text:p/>
        </draw:line>
        <draw:line draw:style-name="gr8" draw:text-style-name="P2" draw:layer="layout" svg:x1="3.924cm" svg:y1="0.025cm" svg:x2="3.924cm" svg:y2="0.084cm">
          <text:p/>
        </draw:line>
        <draw:line draw:style-name="gr8" draw:text-style-name="P2" draw:layer="layout" svg:x1="4.266cm" svg:y1="0.025cm" svg:x2="4.266cm" svg:y2="0.084cm">
          <text:p/>
        </draw:line>
        <draw:line draw:style-name="gr8" draw:text-style-name="P2" draw:layer="layout" svg:x1="4.609cm" svg:y1="0.025cm" svg:x2="4.609cm" svg:y2="0.084cm">
          <text:p/>
        </draw:line>
        <draw:line draw:style-name="gr8" draw:text-style-name="P2" draw:layer="layout" svg:x1="4.951cm" svg:y1="0.025cm" svg:x2="4.951cm" svg:y2="0.123cm">
          <text:p/>
        </draw:line>
        <draw:line draw:style-name="gr8" draw:text-style-name="P2" draw:layer="layout" svg:x1="5.294cm" svg:y1="0.025cm" svg:x2="5.294cm" svg:y2="0.084cm">
          <text:p/>
        </draw:line>
        <draw:line draw:style-name="gr8" draw:text-style-name="P2" draw:layer="layout" svg:x1="5.636cm" svg:y1="0.025cm" svg:x2="5.636cm" svg:y2="0.084cm">
          <text:p/>
        </draw:line>
        <draw:line draw:style-name="gr8" draw:text-style-name="P2" draw:layer="layout" svg:x1="5.979cm" svg:y1="0.025cm" svg:x2="5.979cm" svg:y2="0.084cm">
          <text:p/>
        </draw:line>
        <draw:line draw:style-name="gr8" draw:text-style-name="P2" draw:layer="layout" svg:x1="6.321cm" svg:y1="0.025cm" svg:x2="6.321cm" svg:y2="0.123cm">
          <text:p/>
        </draw:line>
        <draw:line draw:style-name="gr8" draw:text-style-name="P2" draw:layer="layout" svg:x1="6.664cm" svg:y1="0.025cm" svg:x2="6.664cm" svg:y2="0.084cm">
          <text:p/>
        </draw:line>
        <draw:line draw:style-name="gr8" draw:text-style-name="P2" draw:layer="layout" svg:x1="7.006cm" svg:y1="0.025cm" svg:x2="7.006cm" svg:y2="0.084cm">
          <text:p/>
        </draw:line>
        <draw:line draw:style-name="gr8" draw:text-style-name="P2" draw:layer="layout" svg:x1="7.349cm" svg:y1="0.025cm" svg:x2="7.349cm" svg:y2="0.084cm">
          <text:p/>
        </draw:line>
        <draw:line draw:style-name="gr8" draw:text-style-name="P2" draw:layer="layout" svg:x1="7.691cm" svg:y1="0.025cm" svg:x2="7.691cm" svg:y2="0.123cm">
          <text:p/>
        </draw:line>
        <draw:line draw:style-name="gr8" draw:text-style-name="P2" draw:layer="layout" svg:x1="8.033cm" svg:y1="0.025cm" svg:x2="8.033cm" svg:y2="0.084cm">
          <text:p/>
        </draw:line>
        <draw:line draw:style-name="gr8" draw:text-style-name="P2" draw:layer="layout" svg:x1="8.376cm" svg:y1="0.025cm" svg:x2="8.376cm" svg:y2="0.084cm">
          <text:p/>
        </draw:line>
        <draw:line draw:style-name="gr8" draw:text-style-name="P2" draw:layer="layout" svg:x1="8.718cm" svg:y1="0.025cm" svg:x2="8.718cm" svg:y2="0.084cm">
          <text:p/>
        </draw:line>
        <draw:line draw:style-name="gr8" draw:text-style-name="P2" draw:layer="layout" svg:x1="8.864cm" svg:y1="5.852cm" svg:x2="8.766cm" svg:y2="5.852cm">
          <text:p/>
        </draw:line>
        <draw:line draw:style-name="gr8" draw:text-style-name="P2" draw:layer="layout" svg:x1="8.864cm" svg:y1="5.609cm" svg:x2="8.805cm" svg:y2="5.609cm">
          <text:p/>
        </draw:line>
        <draw:line draw:style-name="gr8" draw:text-style-name="P2" draw:layer="layout" svg:x1="8.864cm" svg:y1="5.366cm" svg:x2="8.805cm" svg:y2="5.366cm">
          <text:p/>
        </draw:line>
        <draw:line draw:style-name="gr8" draw:text-style-name="P2" draw:layer="layout" svg:x1="8.864cm" svg:y1="5.123cm" svg:x2="8.805cm" svg:y2="5.123cm">
          <text:p/>
        </draw:line>
        <draw:line draw:style-name="gr8" draw:text-style-name="P2" draw:layer="layout" svg:x1="8.864cm" svg:y1="4.881cm" svg:x2="8.805cm" svg:y2="4.881cm">
          <text:p/>
        </draw:line>
        <draw:line draw:style-name="gr8" draw:text-style-name="P2" draw:layer="layout" svg:x1="8.864cm" svg:y1="4.638cm" svg:x2="8.766cm" svg:y2="4.638cm">
          <text:p/>
        </draw:line>
        <draw:line draw:style-name="gr8" draw:text-style-name="P2" draw:layer="layout" svg:x1="8.864cm" svg:y1="4.395cm" svg:x2="8.805cm" svg:y2="4.395cm">
          <text:p/>
        </draw:line>
        <draw:line draw:style-name="gr8" draw:text-style-name="P2" draw:layer="layout" svg:x1="8.864cm" svg:y1="4.152cm" svg:x2="8.805cm" svg:y2="4.152cm">
          <text:p/>
        </draw:line>
        <draw:line draw:style-name="gr8" draw:text-style-name="P2" draw:layer="layout" svg:x1="8.864cm" svg:y1="3.909cm" svg:x2="8.805cm" svg:y2="3.909cm">
          <text:p/>
        </draw:line>
        <draw:line draw:style-name="gr8" draw:text-style-name="P2" draw:layer="layout" svg:x1="8.864cm" svg:y1="3.667cm" svg:x2="8.805cm" svg:y2="3.667cm">
          <text:p/>
        </draw:line>
        <draw:line draw:style-name="gr8" draw:text-style-name="P2" draw:layer="layout" svg:x1="8.864cm" svg:y1="3.424cm" svg:x2="8.766cm" svg:y2="3.424cm">
          <text:p/>
        </draw:line>
        <draw:line draw:style-name="gr8" draw:text-style-name="P2" draw:layer="layout" svg:x1="8.864cm" svg:y1="3.181cm" svg:x2="8.805cm" svg:y2="3.181cm">
          <text:p/>
        </draw:line>
        <draw:line draw:style-name="gr8" draw:text-style-name="P2" draw:layer="layout" svg:x1="8.864cm" svg:y1="2.938cm" svg:x2="8.805cm" svg:y2="2.938cm">
          <text:p/>
        </draw:line>
        <draw:line draw:style-name="gr8" draw:text-style-name="P2" draw:layer="layout" svg:x1="8.864cm" svg:y1="2.695cm" svg:x2="8.805cm" svg:y2="2.695cm">
          <text:p/>
        </draw:line>
        <draw:line draw:style-name="gr8" draw:text-style-name="P2" draw:layer="layout" svg:x1="8.864cm" svg:y1="2.453cm" svg:x2="8.805cm" svg:y2="2.453cm">
          <text:p/>
        </draw:line>
        <draw:line draw:style-name="gr8" draw:text-style-name="P2" draw:layer="layout" svg:x1="8.864cm" svg:y1="2.21cm" svg:x2="8.766cm" svg:y2="2.21cm">
          <text:p/>
        </draw:line>
        <draw:line draw:style-name="gr8" draw:text-style-name="P2" draw:layer="layout" svg:x1="8.864cm" svg:y1="1.967cm" svg:x2="8.805cm" svg:y2="1.967cm">
          <text:p/>
        </draw:line>
        <draw:line draw:style-name="gr8" draw:text-style-name="P2" draw:layer="layout" svg:x1="8.864cm" svg:y1="1.724cm" svg:x2="8.805cm" svg:y2="1.724cm">
          <text:p/>
        </draw:line>
        <draw:line draw:style-name="gr8" draw:text-style-name="P2" draw:layer="layout" svg:x1="8.864cm" svg:y1="1.482cm" svg:x2="8.805cm" svg:y2="1.482cm">
          <text:p/>
        </draw:line>
        <draw:line draw:style-name="gr8" draw:text-style-name="P2" draw:layer="layout" svg:x1="8.864cm" svg:y1="1.239cm" svg:x2="8.805cm" svg:y2="1.239cm">
          <text:p/>
        </draw:line>
        <draw:line draw:style-name="gr8" draw:text-style-name="P2" draw:layer="layout" svg:x1="8.864cm" svg:y1="0.996cm" svg:x2="8.766cm" svg:y2="0.996cm">
          <text:p/>
        </draw:line>
        <draw:line draw:style-name="gr8" draw:text-style-name="P2" draw:layer="layout" svg:x1="8.864cm" svg:y1="0.753cm" svg:x2="8.805cm" svg:y2="0.753cm">
          <text:p/>
        </draw:line>
        <draw:line draw:style-name="gr8" draw:text-style-name="P2" draw:layer="layout" svg:x1="8.864cm" svg:y1="0.51cm" svg:x2="8.805cm" svg:y2="0.51cm">
          <text:p/>
        </draw:line>
        <draw:line draw:style-name="gr8" draw:text-style-name="P2" draw:layer="layout" svg:x1="8.864cm" svg:y1="0.268cm" svg:x2="8.805cm" svg:y2="0.268cm">
          <text:p/>
        </draw:line>
        <draw:line draw:style-name="gr8" draw:text-style-name="P2" draw:layer="layout" svg:x1="8.864cm" svg:y1="0.025cm" svg:x2="8.805cm" svg:y2="0.025cm">
          <text:p/>
        </draw:line>
        <draw:frame draw:style-name="gr9" draw:text-style-name="P8" draw:layer="layout" svg:width="0.844cm" svg:height="0.484cm" svg:x="0.664cm" svg:y="0.755cm">
          <draw:text-box>
            <text:p text:style-name="P4"><text:span text:style-name="T5">0.50</text:span></text:p>
          </draw:text-box>
        </draw:frame>
        <draw:frame draw:style-name="gr9" draw:text-style-name="P8" draw:layer="layout" svg:width="0.431cm" svg:height="0.484cm" svg:x="4.841cm" svg:y="6.593cm">
          <draw:text-box>
            <text:p text:style-name="P4"><text:span text:style-name="T5">I</text:span></text:p>
          </draw:text-box>
        </draw:frame>
        <draw:frame draw:style-name="gr10" draw:text-style-name="P9" draw:layer="layout" svg:width="0.43cm" svg:height="0.405cm" svg:x="5.081cm" svg:y="6.702cm">
          <draw:text-box>
            <text:p text:style-name="P4"><text:span text:style-name="T6">[ℏ]</text:span></text:p>
          </draw:text-box>
        </draw:frame>
        <draw:frame draw:style-name="gr9" draw:text-style-name="P8" draw:layer="layout" svg:width="0.431cm" svg:height="0.484cm" draw:transform="rotate (1.5707963267949) translate (0cm 4.035cm)">
          <draw:text-box>
            <text:p text:style-name="P4"><text:span text:style-name="T7">E</text:span></text:p>
          </draw:text-box>
        </draw:frame>
        <draw:frame draw:style-name="gr11" draw:text-style-name="P10" draw:layer="layout" svg:width="0.624cm" svg:height="0.344cm" draw:transform="rotate (1.5707963267949) translate (0.193cm 3.747cm)">
          <draw:text-box>
            <text:p text:style-name="P4"><text:span text:style-name="T8">wob</text:span></text:p>
          </draw:text-box>
        </draw:frame>
        <draw:frame draw:style-name="gr10" draw:text-style-name="P9" draw:layer="layout" svg:width="0.405cm" svg:height="0.405cm" draw:transform="rotate (1.5707963267949) translate (0.109cm 3.001cm)">
          <draw:text-box>
            <text:p text:style-name="P4"><text:span text:style-name="T6">[</text:span></text:p>
          </draw:text-box>
        </draw:frame>
        <draw:frame draw:style-name="gr9" draw:text-style-name="P8" draw:layer="layout" svg:width="0.891cm" svg:height="0.484cm" draw:transform="rotate (1.5707963267949) translate (0cm 2.866cm)">
          <draw:text-box>
            <text:p text:style-name="P4"><text:span text:style-name="T5">MeV</text:span></text:p>
          </draw:text-box>
        </draw:frame>
        <draw:frame draw:style-name="gr10" draw:text-style-name="P9" draw:layer="layout" svg:width="0.405cm" svg:height="0.405cm" draw:transform="rotate (1.5707963267949) translate (0.109cm 1.978cm)">
          <draw:text-box>
            <text:p text:style-name="P4"><text:span text:style-name="T6">]</text:span></text:p>
          </draw:text-box>
        </draw:frame>
        <draw:polyline draw:style-name="gr12" draw:text-style-name="P11" draw:layer="layout" svg:width="2.317cm" svg:height="1.875cm" svg:x="6.194cm" svg:y="2.351cm" svg:viewBox="0 0 2318 1876" draw:points="0,833 37,750 74,678 111,614 147,556 184,502 221,453 258,408 294,366 331,327 368,291 405,258 442,227 478,198 515,172 552,148 589,126 626,106 663,87 699,71 736,56 773,43 810,32 847,23 883,15 920,9 957,4 994,1 1031,0 1067,0 1104,2 1141,6 1178,10 1214,17 1251,26 1288,35 1325,47 1362,61 1398,76 1435,93 1472,111 1509,132 1545,155 1582,179 1619,207 1656,236 1693,267 1729,301 1766,338 1803,377 1840,420 1876,466 1913,515 1950,569 1987,627 2024,691 2060,761 2097,838 2134,924 2171,1022 2208,1135 2244,1274 2281,1458 2318,1876">
          <text:p/>
        </draw:polyline>
        <draw:polyline draw:style-name="gr13" draw:text-style-name="P11" draw:layer="layout" svg:width="1.361cm" svg:height="1.492cm" svg:x="6.194cm" svg:y="2.721cm" svg:viewBox="0 0 1362 1493" draw:points="0,473 37,398 74,335 111,280 147,232 184,190 221,153 258,120 295,92 331,68 368,48 405,31 442,18 479,9 515,3 552,0 589,0 626,4 663,11 699,22 736,36 773,53 810,74 847,99 883,128 920,161 957,199 994,242 1031,291 1067,345 1104,407 1141,477 1178,557 1214,650 1251,760 1288,895 1325,1079 1362,1493">
          <text:p/>
        </draw:polyline>
        <draw:path draw:style-name="gr14" draw:text-style-name="P12" draw:layer="layout" svg:width="0.044cm" svg:height="0.044cm" svg:x="6.171cm" svg:y="3.162cm" svg:viewBox="0 0 45 45" svg:d="M45 23c0-6-2-12-6-16-5-5-10-7-16-7s-12 2-16 7c-5 4-7 10-7 16s2 11 7 16c4 4 10 6 16 6s11-2 16-6c4-5 6-10 6-16z">
          <text:p/>
        </draw:path>
        <draw:path draw:style-name="gr14" draw:text-style-name="P12" draw:layer="layout" svg:width="0.044cm" svg:height="0.044cm" svg:x="6.208cm" svg:y="3.078cm" svg:viewBox="0 0 45 45" svg:d="M45 23c0-6-2-12-6-16-4-5-10-7-16-7s-12 2-16 7c-5 4-7 10-7 16s2 11 7 16c4 4 10 6 16 6s12-2 16-6c4-5 6-10 6-16z">
          <text:p/>
        </draw:path>
        <draw:path draw:style-name="gr14" draw:text-style-name="P12" draw:layer="layout" svg:width="0.044cm" svg:height="0.044cm" svg:x="6.245cm" svg:y="3.007cm" svg:viewBox="0 0 45 45" svg:d="M45 23c0-6-2-12-6-16-5-5-10-7-16-7s-12 2-16 7c-5 4-7 10-7 16s2 11 7 16c4 4 10 6 16 6s11-2 16-6c4-5 6-10 6-16z">
          <text:p/>
        </draw:path>
        <draw:path draw:style-name="gr14" draw:text-style-name="P12" draw:layer="layout" svg:width="0.045cm" svg:height="0.044cm" svg:x="6.281cm" svg:y="2.943cm" svg:viewBox="0 0 46 45" svg:d="M46 23c0-6-3-12-7-16-4-5-10-7-16-7s-12 2-16 7c-5 4-7 10-7 16s2 11 7 16c4 4 10 6 16 6s12-2 16-6c4-5 7-10 7-16z">
          <text:p/>
        </draw:path>
        <draw:path draw:style-name="gr14" draw:text-style-name="P12" draw:layer="layout" svg:width="0.045cm" svg:height="0.045cm" svg:x="6.318cm" svg:y="2.884cm" svg:viewBox="0 0 46 46" svg:d="M46 23c0-6-3-12-7-16-4-5-10-7-16-7s-12 2-16 7c-5 4-7 10-7 16s2 12 7 16c4 4 10 7 16 7s12-3 16-7 7-10 7-16z">
          <text:p/>
        </draw:path>
        <draw:path draw:style-name="gr14" draw:text-style-name="P12" draw:layer="layout" svg:width="0.044cm" svg:height="0.044cm" svg:x="6.355cm" svg:y="2.831cm" svg:viewBox="0 0 45 45" svg:d="M45 23c0-6-2-12-6-16-5-5-10-7-16-7s-12 2-16 7c-5 4-7 10-7 16s2 12 7 16c4 4 10 6 16 6s11-2 16-6c4-4 6-10 6-16z">
          <text:p/>
        </draw:path>
        <draw:path draw:style-name="gr14" draw:text-style-name="P12" draw:layer="layout" svg:width="0.044cm" svg:height="0.044cm" svg:x="6.392cm" svg:y="2.782cm" svg:viewBox="0 0 45 45" svg:d="M45 23c0-6-2-12-6-16-4-5-10-7-16-7s-12 2-16 7c-4 4-7 10-7 16s3 11 7 16c4 4 10 6 16 6s12-2 16-6c4-5 6-10 6-16z">
          <text:p/>
        </draw:path>
        <draw:path draw:style-name="gr14" draw:text-style-name="P12" draw:layer="layout" svg:width="0.044cm" svg:height="0.044cm" svg:x="6.429cm" svg:y="2.737cm" svg:viewBox="0 0 45 45" svg:d="M45 23c0-6-2-12-6-16-5-5-10-7-16-7s-12 2-16 7c-5 4-7 10-7 16s2 12 7 16c4 4 10 6 16 6s11-2 16-6c4-4 6-10 6-16z">
          <text:p/>
        </draw:path>
        <draw:path draw:style-name="gr14" draw:text-style-name="P12" draw:layer="layout" svg:width="0.045cm" svg:height="0.044cm" svg:x="6.465cm" svg:y="2.695cm" svg:viewBox="0 0 46 45" svg:d="M46 23c0-6-3-12-7-16-4-5-10-7-16-7s-12 2-16 7c-4 4-7 10-7 16s3 12 7 16 10 6 16 6 12-2 16-6 7-10 7-16z">
          <text:p/>
        </draw:path>
        <draw:path draw:style-name="gr14" draw:text-style-name="P12" draw:layer="layout" svg:width="0.045cm" svg:height="0.044cm" svg:x="6.502cm" svg:y="2.656cm" svg:viewBox="0 0 46 45" svg:d="M46 23c0-6-3-12-7-16-4-5-10-7-16-7s-12 2-16 7c-5 4-7 10-7 16s2 12 7 16c4 4 10 6 16 6s12-2 16-6 7-10 7-16z">
          <text:p/>
        </draw:path>
        <draw:path draw:style-name="gr14" draw:text-style-name="P12" draw:layer="layout" svg:width="0.044cm" svg:height="0.044cm" svg:x="6.539cm" svg:y="2.62cm" svg:viewBox="0 0 45 45" svg:d="M45 23c0-6-2-12-6-16-4-5-10-7-16-7s-12 2-16 7c-5 4-7 10-7 16s2 11 7 16c4 4 10 6 16 6s12-2 16-6c4-5 6-10 6-16z">
          <text:p/>
        </draw:path>
        <draw:path draw:style-name="gr14" draw:text-style-name="P12" draw:layer="layout" svg:width="0.044cm" svg:height="0.045cm" svg:x="6.576cm" svg:y="2.586cm" svg:viewBox="0 0 45 46" svg:d="M45 23c0-6-2-12-6-16-5-5-10-7-16-7s-12 2-16 7c-5 4-7 10-7 16s2 12 7 16c4 4 10 7 16 7s11-3 16-7c4-4 6-10 6-16z">
          <text:p/>
        </draw:path>
        <draw:path draw:style-name="gr14" draw:text-style-name="P12" draw:layer="layout" svg:width="0.044cm" svg:height="0.045cm" svg:x="6.613cm" svg:y="2.555cm" svg:viewBox="0 0 45 46" svg:d="M45 23c0-6-2-12-6-16-5-4-10-7-16-7s-12 3-16 7c-5 4-7 10-7 16s2 12 7 16c4 4 10 7 16 7s11-3 16-7c4-4 6-10 6-16z">
          <text:p/>
        </draw:path>
        <draw:path draw:style-name="gr14" draw:text-style-name="P12" draw:layer="layout" svg:width="0.045cm" svg:height="0.044cm" svg:x="6.649cm" svg:y="2.527cm" svg:viewBox="0 0 46 45" svg:d="M46 23c0-6-3-12-7-16s-10-7-16-7-12 3-16 7-7 10-7 16 3 11 7 16c4 4 10 6 16 6s12-2 16-6c4-5 7-10 7-16z">
          <text:p/>
        </draw:path>
        <draw:path draw:style-name="gr14" draw:text-style-name="P12" draw:layer="layout" svg:width="0.045cm" svg:height="0.044cm" svg:x="6.686cm" svg:y="2.501cm" svg:viewBox="0 0 46 45" svg:d="M46 23c0-6-3-12-7-16-4-5-10-7-16-7s-12 2-16 7c-5 4-7 10-7 16s2 12 7 16c4 4 10 6 16 6s12-2 16-6 7-10 7-16z">
          <text:p/>
        </draw:path>
        <draw:path draw:style-name="gr15" draw:text-style-name="P12" draw:layer="layout" svg:width="0.044cm" svg:height="0.044cm" svg:x="6.723cm" svg:y="2.477cm" svg:viewBox="0 0 45 45" svg:d="M45 23c0-6-2-12-6-16-4-5-10-7-16-7s-12 2-16 7c-5 4-7 10-7 16s2 11 7 16c4 4 10 6 16 6s12-2 16-6c4-5 6-10 6-16z">
          <text:p/>
        </draw:path>
        <draw:path draw:style-name="gr16" draw:text-style-name="P11" draw:layer="layout" svg:width="0.044cm" svg:height="0.044cm" svg:x="6.723cm" svg:y="2.477cm" svg:viewBox="0 0 45 45" svg:d="M45 23c0-6-2-12-6-16-4-5-10-7-16-7s-12 2-16 7c-5 4-7 10-7 16s2 11 7 16c4 4 10 6 16 6s12-2 16-6c4-5 6-10 6-16z">
          <text:p/>
        </draw:path>
        <draw:path draw:style-name="gr14" draw:text-style-name="P12" draw:layer="layout" svg:width="0.044cm" svg:height="0.045cm" svg:x="6.76cm" svg:y="2.454cm" svg:viewBox="0 0 45 46" svg:d="M45 23c0-6-2-12-6-16-5-5-10-7-16-7s-12 2-16 7c-5 4-7 10-7 16s2 12 7 16c4 4 10 7 16 7s11-3 16-7c4-4 6-10 6-16z">
          <text:p/>
        </draw:path>
        <draw:path draw:style-name="gr14" draw:text-style-name="P12" draw:layer="layout" svg:width="0.044cm" svg:height="0.045cm" svg:x="6.797cm" svg:y="2.434cm" svg:viewBox="0 0 45 46" svg:d="M45 23c0-6-2-12-6-16-5-5-10-7-16-7s-12 2-16 7c-4 4-7 10-7 16s3 12 7 16 10 7 16 7 11-3 16-7c4-4 6-10 6-16z">
          <text:p/>
        </draw:path>
        <draw:path draw:style-name="gr14" draw:text-style-name="P12" draw:layer="layout" svg:width="0.045cm" svg:height="0.044cm" svg:x="6.833cm" svg:y="2.416cm" svg:viewBox="0 0 46 45" svg:d="M46 23c0-6-3-12-7-16-4-5-10-7-16-7s-12 2-16 7c-4 4-7 10-7 16s3 12 7 16 10 6 16 6 12-2 16-6 7-10 7-16z">
          <text:p/>
        </draw:path>
        <draw:path draw:style-name="gr14" draw:text-style-name="P12" draw:layer="layout" svg:width="0.045cm" svg:height="0.044cm" svg:x="6.87cm" svg:y="2.4cm" svg:viewBox="0 0 46 45" svg:d="M46 23c0-6-3-12-7-16-4-5-10-7-16-7s-12 2-16 7c-5 4-7 10-7 16s2 11 7 16c4 4 10 6 16 6s12-2 16-6c4-5 7-10 7-16z">
          <text:p/>
        </draw:path>
        <draw:path draw:style-name="gr14" draw:text-style-name="P12" draw:layer="layout" svg:width="0.044cm" svg:height="0.045cm" svg:x="6.907cm" svg:y="2.385cm" svg:viewBox="0 0 45 46" svg:d="M45 23c0-6-2-12-6-16-4-5-10-7-16-7s-12 2-16 7c-5 4-7 10-7 16s2 12 7 16c4 4 10 7 16 7s12-3 16-7 6-10 6-16z">
          <text:p/>
        </draw:path>
        <draw:path draw:style-name="gr14" draw:text-style-name="P12" draw:layer="layout" svg:width="0.044cm" svg:height="0.045cm" svg:x="6.944cm" svg:y="2.372cm" svg:viewBox="0 0 45 46" svg:d="M45 23c0-6-2-12-6-16-5-5-10-7-16-7s-12 2-16 7c-5 4-7 10-7 16s2 12 7 16c4 4 10 7 16 7s11-3 16-7c4-4 6-10 6-16z">
          <text:p/>
        </draw:path>
        <draw:path draw:style-name="gr14" draw:text-style-name="P12" draw:layer="layout" svg:width="0.044cm" svg:height="0.044cm" svg:x="6.981cm" svg:y="2.361cm" svg:viewBox="0 0 45 45" svg:d="M45 23c0-6-2-12-6-16-5-5-10-7-16-7s-12 2-16 7c-5 4-7 10-7 16s2 11 7 16c4 4 10 6 16 6s11-2 16-6c4-5 6-10 6-16z">
          <text:p/>
        </draw:path>
        <draw:path draw:style-name="gr14" draw:text-style-name="P12" draw:layer="layout" svg:width="0.044cm" svg:height="0.044cm" svg:x="7.017cm" svg:y="2.352cm" svg:viewBox="0 0 45 45" svg:d="M45 23c0-6-2-12-6-16-5-5-10-7-16-7s-12 2-16 7c-5 4-7 10-7 16s2 11 7 16c4 4 10 6 16 6s11-2 16-6c4-5 6-10 6-16z">
          <text:p/>
        </draw:path>
        <draw:path draw:style-name="gr14" draw:text-style-name="P12" draw:layer="layout" svg:width="0.045cm" svg:height="0.045cm" svg:x="7.054cm" svg:y="2.344cm" svg:viewBox="0 0 46 46" svg:d="M46 23c0-6-3-12-7-16-4-5-10-7-16-7s-12 2-16 7c-5 4-7 10-7 16s2 12 7 16c4 4 10 7 16 7s12-3 16-7 7-10 7-16z">
          <text:p/>
        </draw:path>
        <draw:path draw:style-name="gr14" draw:text-style-name="P12" draw:layer="layout" svg:width="0.044cm" svg:height="0.044cm" svg:x="7.091cm" svg:y="2.338cm" svg:viewBox="0 0 45 45" svg:d="M45 23c0-6-2-12-6-16-4-5-10-7-16-7s-12 2-16 7c-5 4-7 10-7 16s2 11 7 16c4 4 10 6 16 6s12-2 16-6c4-5 6-10 6-16z">
          <text:p/>
        </draw:path>
        <draw:path draw:style-name="gr14" draw:text-style-name="P12" draw:layer="layout" svg:width="0.044cm" svg:height="0.045cm" svg:x="7.128cm" svg:y="2.333cm" svg:viewBox="0 0 45 46" svg:d="M45 23c0-6-2-12-6-16-4-5-10-7-16-7s-12 2-16 7c-5 4-7 10-7 16s2 12 7 16c4 4 10 7 16 7s12-3 16-7 6-10 6-16z">
          <text:p/>
        </draw:path>
        <draw:path draw:style-name="gr14" draw:text-style-name="P12" draw:layer="layout" svg:width="0.044cm" svg:height="0.045cm" svg:x="7.165cm" svg:y="2.33cm" svg:viewBox="0 0 45 46" svg:d="M45 23c0-6-2-12-6-16-5-5-10-7-16-7s-12 2-16 7c-5 4-7 10-7 16s2 12 7 16c4 4 10 7 16 7s11-3 16-7c4-4 6-10 6-16z">
          <text:p/>
        </draw:path>
        <draw:path draw:style-name="gr14" draw:text-style-name="P12" draw:layer="layout" svg:width="0.044cm" svg:height="0.044cm" svg:x="7.201cm" svg:y="2.329cm" svg:viewBox="0 0 45 45" svg:d="M45 23c0-6-2-12-6-16-5-5-10-7-16-7s-12 2-16 7c-5 4-7 10-7 16s2 11 7 16c4 4 10 6 16 6s11-2 16-6c4-5 6-10 6-16z">
          <text:p/>
        </draw:path>
        <draw:path draw:style-name="gr14" draw:text-style-name="P12" draw:layer="layout" svg:width="0.045cm" svg:height="0.044cm" svg:x="7.238cm" svg:y="2.329cm" svg:viewBox="0 0 46 45" svg:d="M46 23c0-7-3-12-7-16-4-5-10-7-16-7s-12 2-16 7c-5 4-7 9-7 16 0 6 2 11 7 16 4 4 10 6 16 6s12-2 16-6c4-5 7-10 7-16z">
          <text:p/>
        </draw:path>
        <draw:path draw:style-name="gr14" draw:text-style-name="P12" draw:layer="layout" svg:width="0.044cm" svg:height="0.044cm" svg:x="7.275cm" svg:y="2.331cm" svg:viewBox="0 0 45 45" svg:d="M45 23c0-6-2-12-6-16-4-5-10-7-16-7s-12 2-16 7c-5 4-7 10-7 16s2 11 7 16c4 4 10 6 16 6s12-2 16-6c4-5 6-10 6-16z">
          <text:p/>
        </draw:path>
        <draw:path draw:style-name="gr14" draw:text-style-name="P12" draw:layer="layout" svg:width="0.044cm" svg:height="0.045cm" svg:x="7.312cm" svg:y="2.334cm" svg:viewBox="0 0 45 46" svg:d="M45 23c0-6-2-12-6-16-4-5-10-7-16-7s-12 2-16 7c-5 4-7 10-7 16s2 12 7 16c4 4 10 7 16 7s12-3 16-7 6-10 6-16z">
          <text:p/>
        </draw:path>
        <draw:path draw:style-name="gr14" draw:text-style-name="P12" draw:layer="layout" svg:width="0.044cm" svg:height="0.045cm" svg:x="7.348cm" svg:y="2.339cm" svg:viewBox="0 0 45 46" svg:d="M45 23c0-6-2-12-6-16-5-5-10-7-16-7s-12 2-16 7c-5 4-7 10-7 16s2 12 7 16c4 4 10 7 16 7s11-3 16-7c4-4 6-10 6-16z">
          <text:p/>
        </draw:path>
        <draw:path draw:style-name="gr14" draw:text-style-name="P12" draw:layer="layout" svg:width="0.044cm" svg:height="0.044cm" svg:x="7.385cm" svg:y="2.346cm" svg:viewBox="0 0 45 45" svg:d="M45 23c0-6-2-12-6-16-5-4-10-7-16-7s-12 3-16 7-7 10-7 16 3 12 7 16 10 6 16 6 11-2 16-6c4-4 6-10 6-16z">
          <text:p/>
        </draw:path>
        <draw:path draw:style-name="gr14" draw:text-style-name="P12" draw:layer="layout" svg:width="0.045cm" svg:height="0.044cm" svg:x="7.422cm" svg:y="2.354cm" svg:viewBox="0 0 46 45" svg:d="M46 23c0-6-3-12-7-16-4-5-10-7-16-7s-12 2-16 7c-5 4-7 10-7 16s2 11 7 16c4 4 10 6 16 6s12-2 16-6c4-5 7-10 7-16z">
          <text:p/>
        </draw:path>
        <draw:path draw:style-name="gr14" draw:text-style-name="P12" draw:layer="layout" svg:width="0.044cm" svg:height="0.045cm" svg:x="7.459cm" svg:y="2.364cm" svg:viewBox="0 0 45 46" svg:d="M45 23c0-6-2-12-6-16-4-5-10-7-16-7s-12 2-16 7c-5 4-7 10-7 16s2 12 7 16c4 4 10 7 16 7s12-3 16-7 6-10 6-16z">
          <text:p/>
        </draw:path>
        <draw:path draw:style-name="gr14" draw:text-style-name="P12" draw:layer="layout" svg:width="0.044cm" svg:height="0.045cm" svg:x="7.496cm" svg:y="2.376cm" svg:viewBox="0 0 45 46" svg:d="M45 23c0-6-2-12-6-16-4-5-10-7-16-7s-12 2-16 7c-5 4-7 10-7 16s2 12 7 16c4 4 10 7 16 7s12-3 16-7 6-10 6-16z">
          <text:p/>
        </draw:path>
        <draw:path draw:style-name="gr14" draw:text-style-name="P12" draw:layer="layout" svg:width="0.044cm" svg:height="0.044cm" svg:x="7.532cm" svg:y="2.389cm" svg:viewBox="0 0 45 45" svg:d="M45 23c0-6-2-12-6-16-4-5-10-7-16-7s-12 2-16 7c-5 4-7 10-7 16s2 11 7 16c4 4 10 6 16 6s12-2 16-6c4-5 6-10 6-16z">
          <text:p/>
        </draw:path>
        <draw:path draw:style-name="gr14" draw:text-style-name="P12" draw:layer="layout" svg:width="0.044cm" svg:height="0.044cm" svg:x="7.569cm" svg:y="2.404cm" svg:viewBox="0 0 45 45" svg:d="M45 23c0-7-2-12-6-16-5-5-10-7-16-7s-12 2-16 7c-5 4-7 9-7 16 0 6 2 11 7 16 4 4 10 6 16 6s11-2 16-6c4-5 6-10 6-16z">
          <text:p/>
        </draw:path>
        <draw:path draw:style-name="gr14" draw:text-style-name="P12" draw:layer="layout" svg:width="0.045cm" svg:height="0.045cm" svg:x="7.606cm" svg:y="2.421cm" svg:viewBox="0 0 46 46" svg:d="M46 23c0-6-3-12-7-16s-10-7-16-7-12 3-16 7c-5 4-7 10-7 16s2 12 7 16c4 4 10 7 16 7s12-3 16-7 7-10 7-16z">
          <text:p/>
        </draw:path>
        <draw:path draw:style-name="gr14" draw:text-style-name="P12" draw:layer="layout" svg:width="0.045cm" svg:height="0.044cm" svg:x="7.643cm" svg:y="2.44cm" svg:viewBox="0 0 46 45" svg:d="M46 23c0-6-3-12-7-16-4-5-10-7-16-7s-12 2-16 7c-5 4-7 10-7 16s2 11 7 16c4 4 10 6 16 6s12-2 16-6c4-5 7-10 7-16z">
          <text:p/>
        </draw:path>
        <draw:path draw:style-name="gr14" draw:text-style-name="P12" draw:layer="layout" svg:width="0.044cm" svg:height="0.045cm" svg:x="7.68cm" svg:y="2.461cm" svg:viewBox="0 0 45 46" svg:d="M45 23c0-6-2-12-6-16-4-5-10-7-16-7s-12 2-16 7c-5 4-7 10-7 16s2 12 7 16c4 4 10 7 16 7s12-3 16-7 6-10 6-16z">
          <text:p/>
        </draw:path>
        <draw:path draw:style-name="gr14" draw:text-style-name="P12" draw:layer="layout" svg:width="0.044cm" svg:height="0.044cm" svg:x="7.716cm" svg:y="2.483cm" svg:viewBox="0 0 45 45" svg:d="M45 23c0-6-2-12-6-16-4-5-10-7-16-7s-12 2-16 7c-5 4-7 10-7 16s2 11 7 16c4 4 10 6 16 6s12-2 16-6c4-5 6-10 6-16z">
          <text:p/>
        </draw:path>
        <draw:path draw:style-name="gr14" draw:text-style-name="P12" draw:layer="layout" svg:width="0.044cm" svg:height="0.044cm" svg:x="7.753cm" svg:y="2.508cm" svg:viewBox="0 0 45 45" svg:d="M45 23c0-6-2-12-6-16-5-5-10-7-16-7s-12 2-16 7c-5 4-7 10-7 16s2 12 7 16c4 4 10 6 16 6s11-2 16-6c4-4 6-10 6-16z">
          <text:p/>
        </draw:path>
        <draw:path draw:style-name="gr14" draw:text-style-name="P12" draw:layer="layout" svg:width="0.045cm" svg:height="0.045cm" svg:x="7.79cm" svg:y="2.535cm" svg:viewBox="0 0 46 46" svg:d="M46 23c0-6-3-12-7-16-4-5-10-7-16-7s-12 2-16 7c-5 4-7 10-7 16s2 11 7 16c4 4 10 7 16 7s12-3 16-7c4-5 7-10 7-16z">
          <text:p/>
        </draw:path>
        <draw:path draw:style-name="gr14" draw:text-style-name="P12" draw:layer="layout" svg:width="0.045cm" svg:height="0.045cm" svg:x="7.827cm" svg:y="2.564cm" svg:viewBox="0 0 46 46" svg:d="M46 23c0-6-3-12-7-16-4-5-10-7-16-7s-12 2-16 7c-5 4-7 10-7 16s2 12 7 16c4 4 10 7 16 7s12-3 16-7 7-10 7-16z">
          <text:p/>
        </draw:path>
        <draw:path draw:style-name="gr14" draw:text-style-name="P12" draw:layer="layout" svg:width="0.044cm" svg:height="0.045cm" svg:x="7.863cm" svg:y="2.595cm" svg:viewBox="0 0 45 46" svg:d="M45 23c0-6-2-12-6-16-4-5-10-7-16-7s-12 2-16 7c-5 4-7 10-7 16s2 12 7 16c4 4 10 7 16 7s12-3 16-7 6-10 6-16z">
          <text:p/>
        </draw:path>
        <draw:path draw:style-name="gr14" draw:text-style-name="P12" draw:layer="layout" svg:width="0.044cm" svg:height="0.044cm" svg:x="7.9cm" svg:y="2.63cm" svg:viewBox="0 0 45 45" svg:d="M45 23c0-6-2-12-6-16-4-5-10-7-16-7s-12 2-16 7c-5 4-7 10-7 16s2 12 7 16c4 4 10 6 16 6s12-2 16-6 6-10 6-16z">
          <text:p/>
        </draw:path>
        <draw:path draw:style-name="gr14" draw:text-style-name="P12" draw:layer="layout" svg:width="0.044cm" svg:height="0.045cm" svg:x="7.937cm" svg:y="2.666cm" svg:viewBox="0 0 45 46" svg:d="M45 23c0-6-2-12-6-16-5-5-10-7-16-7s-12 2-16 7c-5 4-7 10-7 16s2 11 7 16c4 4 10 7 16 7s11-3 16-7c4-5 6-10 6-16z">
          <text:p/>
        </draw:path>
        <draw:path draw:style-name="gr14" draw:text-style-name="P12" draw:layer="layout" svg:width="0.045cm" svg:height="0.045cm" svg:x="7.974cm" svg:y="2.706cm" svg:viewBox="0 0 46 46" svg:d="M46 23c0-6-3-12-7-16-5-5-10-7-16-7s-12 2-16 7c-4 4-7 10-7 16s3 12 7 16 10 7 16 7 11-3 16-7c4-4 7-10 7-16z">
          <text:p/>
        </draw:path>
        <draw:path draw:style-name="gr14" draw:text-style-name="P12" draw:layer="layout" svg:width="0.045cm" svg:height="0.045cm" svg:x="8.011cm" svg:y="2.748cm" svg:viewBox="0 0 46 46" svg:d="M46 23c0-6-3-12-7-16-4-5-10-7-16-7s-12 2-16 7c-5 4-7 10-7 16s2 12 7 16c4 4 10 7 16 7s12-3 16-7 7-10 7-16z">
          <text:p/>
        </draw:path>
        <draw:path draw:style-name="gr14" draw:text-style-name="P12" draw:layer="layout" svg:width="0.044cm" svg:height="0.045cm" svg:x="8.047cm" svg:y="2.794cm" svg:viewBox="0 0 45 46" svg:d="M45 23c0-6-2-12-6-16-4-5-10-7-16-7s-12 2-16 7c-5 4-7 10-7 16s2 12 7 16c4 4 10 7 16 7s12-3 16-7 6-10 6-16z">
          <text:p/>
        </draw:path>
        <draw:path draw:style-name="gr14" draw:text-style-name="P12" draw:layer="layout" svg:width="0.044cm" svg:height="0.045cm" svg:x="8.084cm" svg:y="2.844cm" svg:viewBox="0 0 45 46" svg:d="M45 23c0-6-2-12-6-16s-10-7-16-7-12 3-16 7c-5 4-7 10-7 16s2 12 7 16c4 4 10 7 16 7s12-3 16-7 6-10 6-16z">
          <text:p/>
        </draw:path>
        <draw:path draw:style-name="gr14" draw:text-style-name="P12" draw:layer="layout" svg:width="0.044cm" svg:height="0.044cm" svg:x="8.121cm" svg:y="2.898cm" svg:viewBox="0 0 45 45" svg:d="M45 23c0-6-2-12-6-16-5-5-10-7-16-7s-12 2-16 7c-5 4-7 10-7 16s2 11 7 16c4 4 10 6 16 6s11-2 16-6c4-5 6-10 6-16z">
          <text:p/>
        </draw:path>
        <draw:path draw:style-name="gr14" draw:text-style-name="P12" draw:layer="layout" svg:width="0.045cm" svg:height="0.045cm" svg:x="8.158cm" svg:y="2.956cm" svg:viewBox="0 0 46 46" svg:d="M46 23c0-6-3-12-7-16-5-5-10-7-16-7s-12 2-16 7c-4 4-7 10-7 16s3 12 7 16 10 7 16 7 11-3 16-7c4-4 7-10 7-16z">
          <text:p/>
        </draw:path>
        <draw:path draw:style-name="gr14" draw:text-style-name="P12" draw:layer="layout" svg:width="0.045cm" svg:height="0.045cm" svg:x="8.194cm" svg:y="3.02cm" svg:viewBox="0 0 46 46" svg:d="M46 23c0-6-3-12-7-16-4-5-10-7-16-7s-12 2-16 7c-5 4-7 10-7 16s2 12 7 16c4 4 10 7 16 7s12-3 16-7 7-10 7-16z">
          <text:p/>
        </draw:path>
        <draw:path draw:style-name="gr14" draw:text-style-name="P12" draw:layer="layout" svg:width="0.044cm" svg:height="0.044cm" svg:x="8.231cm" svg:y="3.089cm" svg:viewBox="0 0 45 45" svg:d="M45 23c0-6-2-12-6-16-4-5-10-7-16-7s-12 2-16 7c-5 4-7 10-7 16s2 12 7 16c4 4 10 6 16 6s12-2 16-6 6-10 6-16z">
          <text:p/>
        </draw:path>
        <draw:path draw:style-name="gr14" draw:text-style-name="P12" draw:layer="layout" svg:width="0.044cm" svg:height="0.045cm" svg:x="8.268cm" svg:y="3.166cm" svg:viewBox="0 0 45 46" svg:d="M45 23c0-6-2-12-6-16-4-5-10-7-16-7s-12 2-16 7c-5 4-7 10-7 16s2 11 7 16c4 4 10 7 16 7s12-3 16-7c4-5 6-10 6-16z">
          <text:p/>
        </draw:path>
        <draw:path draw:style-name="gr14" draw:text-style-name="P12" draw:layer="layout" svg:width="0.044cm" svg:height="0.044cm" svg:x="8.305cm" svg:y="3.252cm" svg:viewBox="0 0 45 45" svg:d="M45 23c0-6-2-12-6-16-5-5-10-7-16-7s-12 2-16 7c-5 4-7 10-7 16s2 11 7 16c4 4 10 6 16 6s11-2 16-6c4-5 6-10 6-16z">
          <text:p/>
        </draw:path>
        <draw:path draw:style-name="gr14" draw:text-style-name="P12" draw:layer="layout" svg:width="0.045cm" svg:height="0.044cm" svg:x="8.342cm" svg:y="3.35cm" svg:viewBox="0 0 46 45" svg:d="M46 23c0-6-3-12-7-16-5-5-10-7-16-7s-12 2-16 7c-4 4-7 10-7 16s3 11 7 16c4 4 10 6 16 6s11-2 16-6c4-5 7-10 7-16z">
          <text:p/>
        </draw:path>
        <draw:path draw:style-name="gr14" draw:text-style-name="P12" draw:layer="layout" svg:width="0.045cm" svg:height="0.045cm" svg:x="8.378cm" svg:y="3.464cm" svg:viewBox="0 0 46 46" svg:d="M46 23c0-6-3-12-7-16-4-5-10-7-16-7s-12 2-16 7c-4 4-7 10-7 16s3 12 7 16 10 7 16 7 12-3 16-7 7-10 7-16z">
          <text:p/>
        </draw:path>
        <draw:path draw:style-name="gr14" draw:text-style-name="P12" draw:layer="layout" svg:width="0.044cm" svg:height="0.044cm" svg:x="8.415cm" svg:y="3.602cm" svg:viewBox="0 0 45 45" svg:d="M45 23c0-6-2-12-6-16-4-5-10-7-16-7s-12 2-16 7c-5 4-7 10-7 16s2 12 7 16c4 4 10 6 16 6s12-2 16-6 6-10 6-16z">
          <text:p/>
        </draw:path>
        <draw:path draw:style-name="gr14" draw:text-style-name="P12" draw:layer="layout" svg:width="0.044cm" svg:height="0.044cm" svg:x="8.452cm" svg:y="3.786cm" svg:viewBox="0 0 45 45" svg:d="M45 23c0-6-2-12-6-16-4-5-10-7-16-7s-12 2-16 7c-5 4-7 10-7 16s2 12 7 16c4 4 10 6 16 6s12-2 16-6 6-10 6-16z">
          <text:p/>
        </draw:path>
        <draw:path draw:style-name="gr14" draw:text-style-name="P12" draw:layer="layout" svg:width="0.044cm" svg:height="0.044cm" svg:x="8.489cm" svg:y="4.204cm" svg:viewBox="0 0 45 45" svg:d="M45 23c0-6-2-12-6-16-5-5-10-7-16-7s-12 2-16 7c-5 4-7 10-7 16s2 11 7 16c4 4 10 6 16 6s11-2 16-6c4-5 6-10 6-16z">
          <text:p/>
        </draw:path>
        <draw:polygon draw:style-name="gr17" draw:text-style-name="P12" draw:layer="layout" svg:width="0.052cm" svg:height="0.044cm" svg:x="6.168cm" svg:y="3.164cm" svg:viewBox="0 0 53 45" draw:points="26,0 0,45 53,45">
          <text:p/>
        </draw:polygon>
        <draw:polygon draw:style-name="gr18" draw:text-style-name="P11" draw:layer="layout" svg:width="0.052cm" svg:height="0.044cm" svg:x="6.168cm" svg:y="3.164cm" svg:viewBox="0 0 53 45" draw:points="26,0 0,45 53,45">
          <text:p/>
        </draw:polygon>
        <draw:polygon draw:style-name="gr17" draw:text-style-name="P12" draw:layer="layout" svg:width="0.052cm" svg:height="0.045cm" svg:x="6.204cm" svg:y="3.088cm" svg:viewBox="0 0 53 46" draw:points="26,0 0,46 53,46">
          <text:p/>
        </draw:polygon>
        <draw:polygon draw:style-name="gr18" draw:text-style-name="P11" draw:layer="layout" svg:width="0.052cm" svg:height="0.045cm" svg:x="6.204cm" svg:y="3.088cm" svg:viewBox="0 0 53 46" draw:points="26,0 0,46 53,46">
          <text:p/>
        </draw:polygon>
        <draw:polygon draw:style-name="gr17" draw:text-style-name="P12" draw:layer="layout" svg:width="0.052cm" svg:height="0.045cm" svg:x="6.241cm" svg:y="3.025cm" svg:viewBox="0 0 53 46" draw:points="26,0 0,46 53,46">
          <text:p/>
        </draw:polygon>
        <draw:polygon draw:style-name="gr18" draw:text-style-name="P11" draw:layer="layout" svg:width="0.052cm" svg:height="0.045cm" svg:x="6.241cm" svg:y="3.025cm" svg:viewBox="0 0 53 46" draw:points="26,0 0,46 53,46">
          <text:p/>
        </draw:polygon>
        <draw:polygon draw:style-name="gr17" draw:text-style-name="P12" draw:layer="layout" svg:width="0.052cm" svg:height="0.045cm" svg:x="6.278cm" svg:y="2.971cm" svg:viewBox="0 0 53 46" draw:points="26,0 0,46 53,46">
          <text:p/>
        </draw:polygon>
        <draw:polygon draw:style-name="gr18" draw:text-style-name="P11" draw:layer="layout" svg:width="0.052cm" svg:height="0.045cm" svg:x="6.278cm" svg:y="2.971cm" svg:viewBox="0 0 53 46" draw:points="26,0 0,46 53,46">
          <text:p/>
        </draw:polygon>
        <draw:polygon draw:style-name="gr17" draw:text-style-name="P12" draw:layer="layout" svg:width="0.052cm" svg:height="0.045cm" svg:x="6.315cm" svg:y="2.923cm" svg:viewBox="0 0 53 46" draw:points="26,0 0,46 53,46">
          <text:p/>
        </draw:polygon>
        <draw:polygon draw:style-name="gr18" draw:text-style-name="P11" draw:layer="layout" svg:width="0.052cm" svg:height="0.045cm" svg:x="6.315cm" svg:y="2.923cm" svg:viewBox="0 0 53 46" draw:points="26,0 0,46 53,46">
          <text:p/>
        </draw:polygon>
        <draw:polygon draw:style-name="gr17" draw:text-style-name="P12" draw:layer="layout" svg:width="0.052cm" svg:height="0.044cm" svg:x="6.352cm" svg:y="2.881cm" svg:viewBox="0 0 53 45" draw:points="26,0 0,45 53,45">
          <text:p/>
        </draw:polygon>
        <draw:polygon draw:style-name="gr18" draw:text-style-name="P11" draw:layer="layout" svg:width="0.052cm" svg:height="0.044cm" svg:x="6.352cm" svg:y="2.881cm" svg:viewBox="0 0 53 45" draw:points="26,0 0,45 53,45">
          <text:p/>
        </draw:polygon>
        <draw:polygon draw:style-name="gr17" draw:text-style-name="P12" draw:layer="layout" svg:width="0.052cm" svg:height="0.044cm" svg:x="6.388cm" svg:y="2.844cm" svg:viewBox="0 0 53 45" draw:points="26,0 0,45 53,45">
          <text:p/>
        </draw:polygon>
        <draw:polygon draw:style-name="gr18" draw:text-style-name="P11" draw:layer="layout" svg:width="0.052cm" svg:height="0.044cm" svg:x="6.388cm" svg:y="2.844cm" svg:viewBox="0 0 53 45" draw:points="26,0 0,45 53,45">
          <text:p/>
        </draw:polygon>
        <draw:polygon draw:style-name="gr15" draw:text-style-name="P12" draw:layer="layout" svg:width="0.052cm" svg:height="0.045cm" svg:x="6.425cm" svg:y="2.812cm" svg:viewBox="0 0 53 46" draw:points="26,0 0,46 53,46">
          <text:p/>
        </draw:polygon>
        <draw:polygon draw:style-name="gr19" draw:text-style-name="P11" draw:layer="layout" svg:width="0.052cm" svg:height="0.045cm" svg:x="6.425cm" svg:y="2.812cm" svg:viewBox="0 0 53 46" draw:points="26,0 0,46 53,46">
          <text:p/>
        </draw:polygon>
        <draw:polygon draw:style-name="gr18" draw:text-style-name="P11" draw:layer="layout" svg:width="0.052cm" svg:height="0.045cm" svg:x="6.425cm" svg:y="2.812cm" svg:viewBox="0 0 53 46" draw:points="26,0 0,46 53,46">
          <text:p/>
        </draw:polygon>
        <draw:polygon draw:style-name="gr17" draw:text-style-name="P12" draw:layer="layout" svg:width="0.052cm" svg:height="0.044cm" svg:x="6.462cm" svg:y="2.784cm" svg:viewBox="0 0 53 45" draw:points="26,0 0,45 53,45">
          <text:p/>
        </draw:polygon>
        <draw:polygon draw:style-name="gr18" draw:text-style-name="P11" draw:layer="layout" svg:width="0.052cm" svg:height="0.044cm" svg:x="6.462cm" svg:y="2.784cm" svg:viewBox="0 0 53 45" draw:points="26,0 0,45 53,45">
          <text:p/>
        </draw:polygon>
        <draw:polygon draw:style-name="gr17" draw:text-style-name="P12" draw:layer="layout" svg:width="0.052cm" svg:height="0.044cm" svg:x="6.499cm" svg:y="2.76cm" svg:viewBox="0 0 53 45" draw:points="26,0 0,45 53,45">
          <text:p/>
        </draw:polygon>
        <draw:polygon draw:style-name="gr18" draw:text-style-name="P11" draw:layer="layout" svg:width="0.052cm" svg:height="0.044cm" svg:x="6.499cm" svg:y="2.76cm" svg:viewBox="0 0 53 45" draw:points="26,0 0,45 53,45">
          <text:p/>
        </draw:polygon>
        <draw:polygon draw:style-name="gr17" draw:text-style-name="P12" draw:layer="layout" svg:width="0.052cm" svg:height="0.044cm" svg:x="6.536cm" svg:y="2.739cm" svg:viewBox="0 0 53 45" draw:points="26,0 0,45 53,45">
          <text:p/>
        </draw:polygon>
        <draw:polygon draw:style-name="gr18" draw:text-style-name="P11" draw:layer="layout" svg:width="0.052cm" svg:height="0.044cm" svg:x="6.536cm" svg:y="2.739cm" svg:viewBox="0 0 53 45" draw:points="26,0 0,45 53,45">
          <text:p/>
        </draw:polygon>
        <draw:polygon draw:style-name="gr17" draw:text-style-name="P12" draw:layer="layout" svg:width="0.052cm" svg:height="0.045cm" svg:x="6.572cm" svg:y="2.723cm" svg:viewBox="0 0 53 46" draw:points="26,0 0,46 53,46">
          <text:p/>
        </draw:polygon>
        <draw:polygon draw:style-name="gr18" draw:text-style-name="P11" draw:layer="layout" svg:width="0.052cm" svg:height="0.045cm" svg:x="6.572cm" svg:y="2.723cm" svg:viewBox="0 0 53 46" draw:points="26,0 0,46 53,46">
          <text:p/>
        </draw:polygon>
        <draw:polygon draw:style-name="gr17" draw:text-style-name="P12" draw:layer="layout" svg:width="0.052cm" svg:height="0.044cm" svg:x="6.609cm" svg:y="2.71cm" svg:viewBox="0 0 53 45" draw:points="26,0 0,45 53,45">
          <text:p/>
        </draw:polygon>
        <draw:polygon draw:style-name="gr18" draw:text-style-name="P11" draw:layer="layout" svg:width="0.052cm" svg:height="0.044cm" svg:x="6.609cm" svg:y="2.71cm" svg:viewBox="0 0 53 45" draw:points="26,0 0,45 53,45">
          <text:p/>
        </draw:polygon>
        <draw:polygon draw:style-name="gr17" draw:text-style-name="P12" draw:layer="layout" svg:width="0.052cm" svg:height="0.045cm" svg:x="6.646cm" svg:y="2.7cm" svg:viewBox="0 0 53 46" draw:points="26,0 0,46 53,46">
          <text:p/>
        </draw:polygon>
        <draw:polygon draw:style-name="gr18" draw:text-style-name="P11" draw:layer="layout" svg:width="0.052cm" svg:height="0.045cm" svg:x="6.646cm" svg:y="2.7cm" svg:viewBox="0 0 53 46" draw:points="26,0 0,46 53,46">
          <text:p/>
        </draw:polygon>
        <draw:polygon draw:style-name="gr17" draw:text-style-name="P12" draw:layer="layout" svg:width="0.052cm" svg:height="0.044cm" svg:x="6.683cm" svg:y="2.694cm" svg:viewBox="0 0 53 45" draw:points="26,0 0,45 53,45">
          <text:p/>
        </draw:polygon>
        <draw:polygon draw:style-name="gr18" draw:text-style-name="P11" draw:layer="layout" svg:width="0.052cm" svg:height="0.044cm" svg:x="6.683cm" svg:y="2.694cm" svg:viewBox="0 0 53 45" draw:points="26,0 0,45 53,45">
          <text:p/>
        </draw:polygon>
        <draw:polygon draw:style-name="gr17" draw:text-style-name="P12" draw:layer="layout" svg:width="0.052cm" svg:height="0.044cm" svg:x="6.719cm" svg:y="2.691cm" svg:viewBox="0 0 53 45" draw:points="26,0 0,45 53,45">
          <text:p/>
        </draw:polygon>
        <draw:polygon draw:style-name="gr18" draw:text-style-name="P11" draw:layer="layout" svg:width="0.052cm" svg:height="0.044cm" svg:x="6.719cm" svg:y="2.691cm" svg:viewBox="0 0 53 45" draw:points="26,0 0,45 53,45">
          <text:p/>
        </draw:polygon>
        <draw:polygon draw:style-name="gr17" draw:text-style-name="P12" draw:layer="layout" svg:width="0.052cm" svg:height="0.044cm" svg:x="6.756cm" svg:y="2.692cm" svg:viewBox="0 0 53 45" draw:points="26,0 0,45 53,45">
          <text:p/>
        </draw:polygon>
        <draw:polygon draw:style-name="gr18" draw:text-style-name="P11" draw:layer="layout" svg:width="0.052cm" svg:height="0.044cm" svg:x="6.756cm" svg:y="2.692cm" svg:viewBox="0 0 53 45" draw:points="26,0 0,45 53,45">
          <text:p/>
        </draw:polygon>
        <draw:polygon draw:style-name="gr17" draw:text-style-name="P12" draw:layer="layout" svg:width="0.052cm" svg:height="0.045cm" svg:x="6.793cm" svg:y="2.695cm" svg:viewBox="0 0 53 46" draw:points="26,0 0,46 53,46">
          <text:p/>
        </draw:polygon>
        <draw:polygon draw:style-name="gr18" draw:text-style-name="P11" draw:layer="layout" svg:width="0.052cm" svg:height="0.045cm" svg:x="6.793cm" svg:y="2.695cm" svg:viewBox="0 0 53 46" draw:points="26,0 0,46 53,46">
          <text:p/>
        </draw:polygon>
        <draw:polygon draw:style-name="gr17" draw:text-style-name="P12" draw:layer="layout" svg:width="0.052cm" svg:height="0.045cm" svg:x="6.83cm" svg:y="2.702cm" svg:viewBox="0 0 53 46" draw:points="26,0 0,46 53,46">
          <text:p/>
        </draw:polygon>
        <draw:polygon draw:style-name="gr18" draw:text-style-name="P11" draw:layer="layout" svg:width="0.052cm" svg:height="0.045cm" svg:x="6.83cm" svg:y="2.702cm" svg:viewBox="0 0 53 46" draw:points="26,0 0,46 53,46">
          <text:p/>
        </draw:polygon>
        <draw:polygon draw:style-name="gr17" draw:text-style-name="P12" draw:layer="layout" svg:width="0.052cm" svg:height="0.045cm" svg:x="6.867cm" svg:y="2.713cm" svg:viewBox="0 0 53 46" draw:points="26,0 0,46 53,46">
          <text:p/>
        </draw:polygon>
        <draw:polygon draw:style-name="gr18" draw:text-style-name="P11" draw:layer="layout" svg:width="0.052cm" svg:height="0.045cm" svg:x="6.867cm" svg:y="2.713cm" svg:viewBox="0 0 53 46" draw:points="26,0 0,46 53,46">
          <text:p/>
        </draw:polygon>
        <draw:polygon draw:style-name="gr17" draw:text-style-name="P12" draw:layer="layout" svg:width="0.052cm" svg:height="0.045cm" svg:x="6.903cm" svg:y="2.727cm" svg:viewBox="0 0 53 46" draw:points="26,0 0,46 53,46">
          <text:p/>
        </draw:polygon>
        <draw:polygon draw:style-name="gr18" draw:text-style-name="P11" draw:layer="layout" svg:width="0.052cm" svg:height="0.045cm" svg:x="6.903cm" svg:y="2.727cm" svg:viewBox="0 0 53 46" draw:points="26,0 0,46 53,46">
          <text:p/>
        </draw:polygon>
        <draw:polygon draw:style-name="gr17" draw:text-style-name="P12" draw:layer="layout" svg:width="0.052cm" svg:height="0.044cm" svg:x="6.94cm" svg:y="2.744cm" svg:viewBox="0 0 53 45" draw:points="26,0 0,45 53,45">
          <text:p/>
        </draw:polygon>
        <draw:polygon draw:style-name="gr18" draw:text-style-name="P11" draw:layer="layout" svg:width="0.052cm" svg:height="0.044cm" svg:x="6.94cm" svg:y="2.744cm" svg:viewBox="0 0 53 45" draw:points="26,0 0,45 53,45">
          <text:p/>
        </draw:polygon>
        <draw:polygon draw:style-name="gr17" draw:text-style-name="P12" draw:layer="layout" svg:width="0.052cm" svg:height="0.045cm" svg:x="6.977cm" svg:y="2.765cm" svg:viewBox="0 0 53 46" draw:points="26,0 0,46 53,46">
          <text:p/>
        </draw:polygon>
        <draw:polygon draw:style-name="gr18" draw:text-style-name="P11" draw:layer="layout" svg:width="0.052cm" svg:height="0.045cm" svg:x="6.977cm" svg:y="2.765cm" svg:viewBox="0 0 53 46" draw:points="26,0 0,46 53,46">
          <text:p/>
        </draw:polygon>
        <draw:polygon draw:style-name="gr17" draw:text-style-name="P12" draw:layer="layout" svg:width="0.052cm" svg:height="0.044cm" svg:x="7.014cm" svg:y="2.79cm" svg:viewBox="0 0 53 45" draw:points="26,0 0,45 53,45">
          <text:p/>
        </draw:polygon>
        <draw:polygon draw:style-name="gr18" draw:text-style-name="P11" draw:layer="layout" svg:width="0.052cm" svg:height="0.044cm" svg:x="7.014cm" svg:y="2.79cm" svg:viewBox="0 0 53 45" draw:points="26,0 0,45 53,45">
          <text:p/>
        </draw:polygon>
        <draw:polygon draw:style-name="gr17" draw:text-style-name="P12" draw:layer="layout" svg:width="0.052cm" svg:height="0.044cm" svg:x="7.05cm" svg:y="2.82cm" svg:viewBox="0 0 53 45" draw:points="26,0 0,45 53,45">
          <text:p/>
        </draw:polygon>
        <draw:polygon draw:style-name="gr18" draw:text-style-name="P11" draw:layer="layout" svg:width="0.052cm" svg:height="0.044cm" svg:x="7.05cm" svg:y="2.82cm" svg:viewBox="0 0 53 45" draw:points="26,0 0,45 53,45">
          <text:p/>
        </draw:polygon>
        <draw:polygon draw:style-name="gr17" draw:text-style-name="P12" draw:layer="layout" svg:width="0.052cm" svg:height="0.044cm" svg:x="7.087cm" svg:y="2.853cm" svg:viewBox="0 0 53 45" draw:points="26,0 0,45 53,45">
          <text:p/>
        </draw:polygon>
        <draw:polygon draw:style-name="gr18" draw:text-style-name="P11" draw:layer="layout" svg:width="0.052cm" svg:height="0.044cm" svg:x="7.087cm" svg:y="2.853cm" svg:viewBox="0 0 53 45" draw:points="26,0 0,45 53,45">
          <text:p/>
        </draw:polygon>
        <draw:polygon draw:style-name="gr17" draw:text-style-name="P12" draw:layer="layout" svg:width="0.052cm" svg:height="0.044cm" svg:x="7.124cm" svg:y="2.891cm" svg:viewBox="0 0 53 45" draw:points="26,0 0,45 53,45">
          <text:p/>
        </draw:polygon>
        <draw:polygon draw:style-name="gr18" draw:text-style-name="P11" draw:layer="layout" svg:width="0.052cm" svg:height="0.044cm" svg:x="7.124cm" svg:y="2.891cm" svg:viewBox="0 0 53 45" draw:points="26,0 0,45 53,45">
          <text:p/>
        </draw:polygon>
        <draw:polygon draw:style-name="gr17" draw:text-style-name="P12" draw:layer="layout" svg:width="0.052cm" svg:height="0.045cm" svg:x="7.161cm" svg:y="2.933cm" svg:viewBox="0 0 53 46" draw:points="26,0 0,46 53,46">
          <text:p/>
        </draw:polygon>
        <draw:polygon draw:style-name="gr18" draw:text-style-name="P11" draw:layer="layout" svg:width="0.052cm" svg:height="0.045cm" svg:x="7.161cm" svg:y="2.933cm" svg:viewBox="0 0 53 46" draw:points="26,0 0,46 53,46">
          <text:p/>
        </draw:polygon>
        <draw:polygon draw:style-name="gr17" draw:text-style-name="P12" draw:layer="layout" svg:width="0.052cm" svg:height="0.045cm" svg:x="7.198cm" svg:y="2.982cm" svg:viewBox="0 0 53 46" draw:points="26,0 0,46 53,46">
          <text:p/>
        </draw:polygon>
        <draw:polygon draw:style-name="gr18" draw:text-style-name="P11" draw:layer="layout" svg:width="0.052cm" svg:height="0.045cm" svg:x="7.198cm" svg:y="2.982cm" svg:viewBox="0 0 53 46" draw:points="26,0 0,46 53,46">
          <text:p/>
        </draw:polygon>
        <draw:polygon draw:style-name="gr17" draw:text-style-name="P12" draw:layer="layout" svg:width="0.052cm" svg:height="0.044cm" svg:x="7.234cm" svg:y="3.036cm" svg:viewBox="0 0 53 45" draw:points="26,0 0,45 53,45">
          <text:p/>
        </draw:polygon>
        <draw:polygon draw:style-name="gr18" draw:text-style-name="P11" draw:layer="layout" svg:width="0.052cm" svg:height="0.044cm" svg:x="7.234cm" svg:y="3.036cm" svg:viewBox="0 0 53 45" draw:points="26,0 0,45 53,45">
          <text:p/>
        </draw:polygon>
        <draw:polygon draw:style-name="gr17" draw:text-style-name="P12" draw:layer="layout" svg:width="0.052cm" svg:height="0.044cm" svg:x="7.271cm" svg:y="3.098cm" svg:viewBox="0 0 53 45" draw:points="26,0 0,45 53,45">
          <text:p/>
        </draw:polygon>
        <draw:polygon draw:style-name="gr18" draw:text-style-name="P11" draw:layer="layout" svg:width="0.052cm" svg:height="0.044cm" svg:x="7.271cm" svg:y="3.098cm" svg:viewBox="0 0 53 45" draw:points="26,0 0,45 53,45">
          <text:p/>
        </draw:polygon>
        <draw:polygon draw:style-name="gr17" draw:text-style-name="P12" draw:layer="layout" svg:width="0.052cm" svg:height="0.045cm" svg:x="7.308cm" svg:y="3.168cm" svg:viewBox="0 0 53 46" draw:points="26,0 0,46 53,46">
          <text:p/>
        </draw:polygon>
        <draw:polygon draw:style-name="gr18" draw:text-style-name="P11" draw:layer="layout" svg:width="0.052cm" svg:height="0.045cm" svg:x="7.308cm" svg:y="3.168cm" svg:viewBox="0 0 53 46" draw:points="26,0 0,46 53,46">
          <text:p/>
        </draw:polygon>
        <draw:polygon draw:style-name="gr17" draw:text-style-name="P12" draw:layer="layout" svg:width="0.052cm" svg:height="0.045cm" svg:x="7.345cm" svg:y="3.248cm" svg:viewBox="0 0 53 46" draw:points="26,0 0,46 53,46">
          <text:p/>
        </draw:polygon>
        <draw:polygon draw:style-name="gr18" draw:text-style-name="P11" draw:layer="layout" svg:width="0.052cm" svg:height="0.045cm" svg:x="7.345cm" svg:y="3.248cm" svg:viewBox="0 0 53 46" draw:points="26,0 0,46 53,46">
          <text:p/>
        </draw:polygon>
        <draw:polygon draw:style-name="gr17" draw:text-style-name="P12" draw:layer="layout" svg:width="0.052cm" svg:height="0.045cm" svg:x="7.382cm" svg:y="3.34cm" svg:viewBox="0 0 53 46" draw:points="26,0 0,46 53,46">
          <text:p/>
        </draw:polygon>
        <draw:polygon draw:style-name="gr18" draw:text-style-name="P11" draw:layer="layout" svg:width="0.052cm" svg:height="0.045cm" svg:x="7.382cm" svg:y="3.34cm" svg:viewBox="0 0 53 46" draw:points="26,0 0,46 53,46">
          <text:p/>
        </draw:polygon>
        <draw:polygon draw:style-name="gr17" draw:text-style-name="P12" draw:layer="layout" svg:width="0.052cm" svg:height="0.044cm" svg:x="7.419cm" svg:y="3.45cm" svg:viewBox="0 0 53 45" draw:points="26,0 0,45 53,45">
          <text:p/>
        </draw:polygon>
        <draw:polygon draw:style-name="gr18" draw:text-style-name="P11" draw:layer="layout" svg:width="0.052cm" svg:height="0.044cm" svg:x="7.419cm" svg:y="3.45cm" svg:viewBox="0 0 53 45" draw:points="26,0 0,45 53,45">
          <text:p/>
        </draw:polygon>
        <draw:polygon draw:style-name="gr17" draw:text-style-name="P12" draw:layer="layout" svg:width="0.052cm" svg:height="0.044cm" svg:x="7.455cm" svg:y="3.586cm" svg:viewBox="0 0 53 45" draw:points="26,0 0,45 53,45">
          <text:p/>
        </draw:polygon>
        <draw:polygon draw:style-name="gr18" draw:text-style-name="P11" draw:layer="layout" svg:width="0.052cm" svg:height="0.044cm" svg:x="7.455cm" svg:y="3.586cm" svg:viewBox="0 0 53 45" draw:points="26,0 0,45 53,45">
          <text:p/>
        </draw:polygon>
        <draw:polygon draw:style-name="gr17" draw:text-style-name="P12" draw:layer="layout" svg:width="0.052cm" svg:height="0.044cm" svg:x="7.492cm" svg:y="3.77cm" svg:viewBox="0 0 53 45" draw:points="26,0 0,45 53,45">
          <text:p/>
        </draw:polygon>
        <draw:polygon draw:style-name="gr18" draw:text-style-name="P11" draw:layer="layout" svg:width="0.052cm" svg:height="0.044cm" svg:x="7.492cm" svg:y="3.77cm" svg:viewBox="0 0 53 45" draw:points="26,0 0,45 53,45">
          <text:p/>
        </draw:polygon>
        <draw:polygon draw:style-name="gr17" draw:text-style-name="P12" draw:layer="layout" svg:width="0.052cm" svg:height="0.044cm" svg:x="7.529cm" svg:y="4.184cm" svg:viewBox="0 0 53 45" draw:points="26,0 0,45 53,45">
          <text:p/>
        </draw:polygon>
        <draw:polygon draw:style-name="gr18" draw:text-style-name="P11" draw:layer="layout" svg:width="0.052cm" svg:height="0.044cm" svg:x="7.529cm" svg:y="4.184cm" svg:viewBox="0 0 53 45" draw:points="26,0 0,45 53,45">
          <text:p/>
        </draw:polygon>
        <draw:custom-shape draw:style-name="gr20" draw:text-style-name="P13" draw:layer="layout" svg:width="1.295cm" svg:height="1.088cm" svg:x="6.152cm" svg:y="2.279cm">
          <text:p/>
          <draw:enhanced-geometry svg:viewBox="0 0 21600 21600" draw:type="rectangle" draw:enhanced-path="M 0 0 L 21600 0 21600 21600 0 21600 0 0 Z N"/>
        </draw:custom-shape>
        <draw:custom-shape draw:style-name="gr21" draw:text-style-name="P14" draw:layer="layout" svg:width="0.673cm" svg:height="0.589cm" svg:x="6.152cm" svg:y="2.672cm">
          <text:p/>
          <draw:enhanced-geometry svg:viewBox="0 0 21600 21600" draw:type="rectangle" draw:enhanced-path="M 0 0 L 21600 0 21600 21600 0 21600 0 0 Z N"/>
        </draw:custom-shape>
        <draw:line draw:style-name="gr22" draw:text-style-name="P1" draw:layer="layout" svg:x1="4.127cm" svg:y1="2.857cm" svg:x2="6.015cm" svg:y2="3.175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pitch="variable"/>
    <style:font-face style:name="Arial Unicode MS" svg:font-family="'Arial Unicode MS'" style:font-family-generic="system"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athematicaSans" svg:font-family="MathematicaSans" style:font-pitch="variable"/>
    <style:font-face style:name="MathematicaSans1" svg:font-family="MathematicaSans"/>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8.89cm" fo:page-height="7.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2-05-05T08:58:10.649840922</dc:date>
    <meta:editing-duration>PT7M35S</meta:editing-duration>
    <meta:editing-cycles>1</meta:editing-cycles>
    <meta:generator>LibreOffice/7.3.2.2$MacOSX_AARCH64 LibreOffice_project/49f2b1bff42cfccbd8f788c8dc32c1c309559be0</meta:generator>
    <meta:document-statistic meta:object-count="275"/>
  </office:meta>
</office:document-meta>
</file>